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39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81pt"/>
    </style:style>
    <style:style style:name="ro1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ro4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11" style:family="table-cell" style:parent-style-name="Default" style:data-style-name="N4">
      <style:table-cell-properties fo:background-color="#cccccc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0"/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4"/>
    <style:style style:name="ce24" style:family="table-cell" style:parent-style-name="Default" style:data-style-name="N4">
      <style:table-cell-properties fo:background-color="#f68e76"/>
    </style:style>
    <style:style style:name="ce25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61"/>
    <style:style style:name="ce2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4">
      <style:table-cell-properties fo:background-color="#cccccc"/>
    </style:style>
    <style:style style:name="ce34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_reactions" table:style-name="ta1" table:print-ranges="E_reactions.A1:E_reactions.I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3"/>
        <table:table-column table:style-name="co4" table:number-columns-repeated="2" table:default-cell-style-name="Default"/>
        <table:table-column table:style-name="co6" table:default-cell-style-name="ce23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ce23"/>
        <table:table-column table:style-name="co7" table:number-columns-repeated="6" table:default-cell-style-name="Default"/>
        <table:table-row table:style-name="ro1">
          <table:table-cell table:style-name="ce23" office:value-type="string" calcext:value-type="string">
            <text:p>comb</text:p>
          </table:table-cell>
          <table:table-cell table:style-name="ce23" office:value-type="string" calcext:value-type="string">
            <text:p>floor</text:p>
          </table:table-cell>
          <table:table-cell table:style-name="ce23" office:value-type="string" calcext:value-type="string">
            <text:p>truss</text:p>
          </table:table-cell>
          <table:table-cell table:style-name="ce23" office:value-type="string" calcext:value-type="string">
            <text:p>Rx</text:p>
          </table:table-cell>
          <table:table-cell table:style-name="ce23" office:value-type="string" calcext:value-type="string">
            <text:p>Ry</text:p>
          </table:table-cell>
          <table:table-cell table:style-name="ce26" office:value-type="string" calcext:value-type="string">
            <text:p>Rz</text:p>
          </table:table-cell>
          <table:table-cell table:style-name="ce26" office:value-type="string" calcext:value-type="string">
            <text:p>Rx</text:p>
          </table:table-cell>
          <table:table-cell table:style-name="ce26" office:value-type="string" calcext:value-type="string">
            <text:p>Ry</text:p>
          </table:table-cell>
          <table:table-cell table:style-name="ce26" office:value-type="string" calcext:value-type="string">
            <text:p>Rz</text:p>
          </table:table-cell>
          <table:table-cell/>
          <table:table-cell table:style-name="ce23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name</text:p>
          </table:table-cell>
          <table:table-cell table:number-columns-repeated="2" table:style-name="ce23" office:value-type="string" calcext:value-type="string">
            <text:p>(kN)</text:p>
          </table:table-cell>
          <table:table-cell table:number-columns-repeated="4" table:style-name="ce26" office:value-type="string" calcext:value-type="string">
            <text:p>(kN)</text:p>
          </table:table-cell>
          <table:table-cell table:number-columns-repeated="13"/>
        </table:table-row>
        <table:table-row table:style-name="ro1">
          <table:table-cell table:style-name="ce23" office:value-type="string" calcext:value-type="string">
            <text:p>EQ1608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0.000000000000014885870314174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2.18907680581476" calcext:value-type="float">
            <text:p>2.19</text:p>
          </table:table-cell>
          <table:table-cell table:style-name="ce23" office:value-type="float" office:value="-0.0000000059072401042242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2.90257883813762" calcext:value-type="float">
            <text:p>2.90</text:p>
          </table:table-cell>
          <table:table-cell table:number-columns-repeated="3"/>
          <table:table-cell table:formula="of:=[.C3]" office:value-type="string" office:string-value="3E" calcext:value-type="string">
            <text:p>3E</text:p>
          </table:table-cell>
          <table:table-cell office:value-type="string" calcext:value-type="string">
            <text:p>DEAD LOAD</text:p>
          </table:table-cell>
          <table:table-cell table:formula="of:=[.F3]/[.$L$1]" office:value-type="float" office:value="3.59100525888248" calcext:value-type="float">
            <text:p>3.59</text:p>
          </table:table-cell>
          <table:table-cell table:formula="of:=[.I3]/[.$L$1]" office:value-type="float" office:value="4.76144822529137" calcext:value-type="float">
            <text:p>4.76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EQ1609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0.000000000000119314336188836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4.96027939141479" calcext:value-type="float">
            <text:p>4.96</text:p>
          </table:table-cell>
          <table:table-cell table:style-name="ce23" office:value-type="float" office:value="-0.000000013046295112293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6.41041401379103" calcext:value-type="float">
            <text:p>6.41</text:p>
          </table:table-cell>
          <table:table-cell table:number-columns-repeated="3"/>
          <table:table-cell table:formula="of:=[.C4]" office:value-type="string" office:string-value="3E" calcext:value-type="string">
            <text:p>3E</text:p>
          </table:table-cell>
          <table:table-cell office:value-type="string" calcext:value-type="string">
            <text:p>LIVE LOAD</text:p>
          </table:table-cell>
          <table:table-cell table:formula="of:=([.F4]-[.F3])/[.$L$1]" office:value-type="float" office:value="4.54593600000005" calcext:value-type="float">
            <text:p>4.55</text:p>
          </table:table-cell>
          <table:table-cell table:formula="of:=([.I4]-[.I3])/[.$L$1]" office:value-type="float" office:value="5.75432279470704" calcext:value-type="float">
            <text:p>5.75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EQ1610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-0.0000000000000512443421030184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7.99128221941477" calcext:value-type="float">
            <text:p>7.99</text:p>
          </table:table-cell>
          <table:table-cell table:style-name="ce23" office:value-type="float" office:value="-0.00000002085463181973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10.247108737162" calcext:value-type="float">
            <text:p>10.25</text:p>
          </table:table-cell>
          <table:table-cell table:number-columns-repeated="3"/>
          <table:table-cell table:formula="of:=[.C5]" office:value-type="string" office:string-value="3E" calcext:value-type="string">
            <text:p>3E</text:p>
          </table:table-cell>
          <table:table-cell office:value-type="string" calcext:value-type="string">
            <text:p>SNOW LOAD</text:p>
          </table:table-cell>
          <table:table-cell table:formula="of:=([.F5]-[.F3])/[.$L$1]" office:value-type="float" office:value="9.51805350000002" calcext:value-type="float">
            <text:p>9.52</text:p>
          </table:table-cell>
          <table:table-cell table:formula="of:=([.I5]-[.I3])/[.$L$1]" office:value-type="float" office:value="12.0481133514179" calcext:value-type="float">
            <text:p>12.05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EQ1611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0.00000000000022023982637620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8.6191328052148" calcext:value-type="float">
            <text:p>8.62</text:p>
          </table:table-cell>
          <table:table-cell table:style-name="ce23" office:value-type="float" office:value="-0.000000022472069515792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11.0418526441459" calcext:value-type="float">
            <text:p>11.04</text:p>
          </table:table-cell>
          <table:table-cell table:number-columns-repeated="3"/>
          <table:table-cell table:formula="of:=[.C6]" office:value-type="string" office:string-value="3E" calcext:value-type="string">
            <text:p>3E</text:p>
          </table:table-cell>
          <table:table-cell office:value-type="string" calcext:value-type="string">
            <text:p>WIND LOAD</text:p>
          </table:table-cell>
          <table:table-cell table:formula="of:=([.F7]-[.F3])/0.6/[.$L$1]" office:value-type="float" office:value="-6.01389473897072" calcext:value-type="float">
            <text:p>-6.01</text:p>
          </table:table-cell>
          <table:table-cell table:formula="of:=([.I7]-[.I3])/0.6/[.$L$1]" office:value-type="float" office:value="-7.61248983299102" calcext:value-type="float">
            <text:p>-7.61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EQ1612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-6.97220059464598E-017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-0.0105653339111694" calcext:value-type="float">
            <text:p>-0.01</text:p>
          </table:table-cell>
          <table:table-cell table:style-name="ce23" office:value-type="float" office:value="-0.00000000024061779667574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0.118234556822823" calcext:value-type="float">
            <text:p>0.12</text:p>
          </table:table-cell>
          <table:table-cell table:number-columns-repeated="13"/>
        </table:table-row>
        <table:table-row table:style-name="ro1">
          <table:table-cell table:style-name="ce23" office:value-type="string" calcext:value-type="string">
            <text:p>EQ1613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0.000000000000043883119360543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6.96940130967777" calcext:value-type="float">
            <text:p>6.97</text:p>
          </table:table-cell>
          <table:table-cell table:style-name="ce23" office:value-type="float" office:value="-0.0000000182221095370974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8.95359457145971" calcext:value-type="float">
            <text:p>8.95</text:p>
          </table:table-cell>
          <table:table-cell/>
          <table:table-cell table:style-name="ce27"/>
          <table:table-cell table:number-columns-repeated="11"/>
        </table:table-row>
        <table:table-row table:style-name="ro1">
          <table:table-cell table:style-name="ce23" office:value-type="string" calcext:value-type="string">
            <text:p>EQ1615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4" office:value-type="float" office:value="-0.0000000000000122035714866797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-0.886196004045418" calcext:value-type="float">
            <text:p>-0.89</text:p>
          </table:table-cell>
          <table:table-cell table:style-name="ce24" office:value-type="float" office:value="0.00000000212227678048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-1.04279690922935" calcext:value-type="float">
            <text:p>-1.04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5" table:formula="of:=MAX([.F3:.F9])" office:value-type="float" office:value="8.6191328052148" calcext:value-type="float">
            <text:p>8.62</text:p>
          </table:table-cell>
          <table:table-cell table:number-columns-repeated="2"/>
          <table:table-cell table:style-name="ce25" table:formula="of:=MAX([.I3:.I9])" office:value-type="float" office:value="11.0418526441459" calcext:value-type="float">
            <text:p>11.0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10]/[.$L$1]" office:value-type="float" office:value="14.1389973838825" calcext:value-type="float">
            <text:p>14.14</text:p>
          </table:table-cell>
          <table:table-cell table:style-name="ce23"/>
          <table:table-cell/>
          <table:table-cell table:style-name="ce25" table:formula="of:=[.I10]/[.$L$1]" office:value-type="float" office:value="18.113275334885" calcext:value-type="float">
            <text:p>18.11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4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06299671895249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23" office:value-type="float" office:value="0.000000000000639431555417359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117978515845607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9.1286701766847" calcext:value-type="float">
            <text:p>9.13</text:p>
          </table:table-cell>
          <table:table-cell table:style-name="ce23" office:value-type="float" office:value="0.0000000000016332817925241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11.6896230408481" calcext:value-type="float">
            <text:p>11.69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06299671895249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23" office:value-type="float" office:value="0.000000000000639431555417359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1516298198112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23" office:value-type="float" office:value="0.0000000000013958184334735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06299671895249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23" office:value-type="float" office:value="0.000000000000639431555417359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1516298198112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23" office:value-type="float" office:value="0.0000000000013958184334735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style-name="ce23" table:formula="of:=730*(3.3528+3.302+0.6096)*[.L1]*[.S1]" office:value-type="float" office:value="726.743677141997" calcext:value-type="float">
            <text:p>726.74</text:p>
          </table:table-cell>
          <table:table-cell office:value-type="string" calcext:value-type="string">
            <text:p>pounds/truss</text:p>
          </table:table-cell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018594903394841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2.15175908879437" calcext:value-type="float">
            <text:p>2.15</text:p>
          </table:table-cell>
          <table:table-cell table:style-name="ce23" office:value-type="float" office:value="0.000000000000384709115353046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2.80549738430969" calcext:value-type="float">
            <text:p>2.8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5" table:formula="of:=MAX([.F13:.F19])" office:value-type="float" office:value="9.1286701766847" calcext:value-type="float">
            <text:p>9.13</text:p>
          </table:table-cell>
          <table:table-cell table:number-columns-repeated="2"/>
          <table:table-cell table:style-name="ce25" table:formula="of:=MAX([.I13:.I19])" office:value-type="float" office:value="11.6896230408481" calcext:value-type="float">
            <text:p>11.6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20]/[.$L$1]" office:value-type="float" office:value="14.9748526520418" calcext:value-type="float">
            <text:p>14.97</text:p>
          </table:table-cell>
          <table:table-cell table:style-name="ce23"/>
          <table:table-cell/>
          <table:table-cell table:style-name="ce25" table:formula="of:=[.I20]/[.$L$1]" office:value-type="float" office:value="19.1758908150395" calcext:value-type="float">
            <text:p>19.18</text:p>
          </table:table-cell>
          <table:table-cell table:number-columns-repeated="4"/>
          <table:table-cell table:style-name="ce30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30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 table:style-name="ce23"/>
        </table:table-row>
        <table:table-row table:style-name="ro1">
          <table:table-cell table:number-columns-repeated="4"/>
          <table:table-cell table:style-name="ce25" table:number-columns-repeated="2"/>
          <table:table-cell table:style-name="ce23"/>
          <table:table-cell/>
          <table:table-cell table:style-name="ce25"/>
          <table:table-cell table:number-columns-repeated="4"/>
          <table:table-cell table:style-name="ce29"/>
          <table:table-cell table:style-name="ce32" table:formula="of:=[.C23]" office:value-type="string" office:string-value="3E+2E" calcext:value-type="string">
            <text:p>3E+2E</text:p>
          </table:table-cell>
          <table:table-cell table:style-name="ce33"/>
          <table:table-cell table:number-columns-repeated="2"/>
          <table:table-cell table:style-name="ce34"/>
          <table:table-cell table:style-name="ce29"/>
          <table:table-cell table:style-name="ce32" table:formula="of:=[.O22]" office:value-type="string" office:string-value="3E+2E" calcext:value-type="string">
            <text:p>3E+2E</text:p>
          </table:table-cell>
          <table:table-cell table:style-name="ce33"/>
        </table:table-row>
        <table:table-row table:style-name="ro1">
          <table:table-cell table:style-name="ce23" table:formula="of:=[.A13]" office:value-type="string" office:string-value="EQ1608" calcext:value-type="string">
            <text:p>EQ1608</text:p>
          </table:table-cell>
          <table:table-cell table:style-name="ce23"/>
          <table:table-cell table:style-name="ce23" table:formula="of:=COM.MICROSOFT.CONCAT([.C3];&quot;+&quot;;[.C13])" office:value-type="string" office:string-value="3E+2E" calcext:value-type="string">
            <text:p>3E+2E</text:p>
          </table:table-cell>
          <table:table-cell table:style-name="ce23" table:formula="of:=[.D3]+[.D13]" office:value-type="float" office:value="0.0000000000000778825892666646" calcext:value-type="float">
            <text:p>0.00</text:p>
          </table:table-cell>
          <table:table-cell table:style-name="ce23" table:formula="of:=[.E3]+[.E13]" office:value-type="float" office:value="0" calcext:value-type="float">
            <text:p>0.00</text:p>
          </table:table-cell>
          <table:table-cell table:formula="of:=[.F3]+[.F13]" office:value-type="float" office:value="5.77534181129999" calcext:value-type="float">
            <text:p>5.78</text:p>
          </table:table-cell>
          <table:table-cell table:style-name="ce23" table:formula="of:=[.G3]+[.G13]" office:value-type="float" office:value="-0.00000000590660067266878" calcext:value-type="float">
            <text:p>0.00</text:p>
          </table:table-cell>
          <table:table-cell table:style-name="ce23" table:formula="of:=[.H3]+[.H13]" office:value-type="float" office:value="0" calcext:value-type="float">
            <text:p>0.00</text:p>
          </table:table-cell>
          <table:table-cell table:formula="of:=[.I3]+[.I13]" office:value-type="float" office:value="7.57840762618635" calcext:value-type="float">
            <text:p>7.58</text:p>
          </table:table-cell>
          <table:table-cell table:number-columns-repeated="4"/>
          <table:table-cell table:style-name="ce29" office:value-type="string" calcext:value-type="string">
            <text:p>DEAD LOAD</text:p>
          </table:table-cell>
          <table:table-cell table:style-name="ce33" table:formula="of:=[.F23]/[.$L$1]" office:value-type="float" office:value="9.47398591092518" calcext:value-type="float">
            <text:p>9.47</text:p>
          </table:table-cell>
          <table:table-cell table:style-name="ce33" table:formula="of:=[.I23]/[.$L$1]" office:value-type="float" office:value="12.4317710403319" calcext:value-type="float">
            <text:p>12.43</text:p>
          </table:table-cell>
          <table:table-cell table:number-columns-repeated="3"/>
          <table:table-cell table:style-name="ce33" table:formula="of:=[.N23]" office:value-type="string" office:string-value="DEAD LOAD" calcext:value-type="string">
            <text:p>DEAD LOAD</text:p>
          </table:table-cell>
          <table:table-cell table:style-name="ce33" table:formula="of:=[.O23]*[.$S$1]*1000*[.$L$1]+[.U18]" office:value-type="float" office:value="2025.09249439854" calcext:value-type="float">
            <text:p>2,025.09</text:p>
          </table:table-cell>
          <table:table-cell table:style-name="ce33" table:formula="of:=[.P23]*[.$S$1]*1000*[.$L$1]+[.U18]" office:value-type="float" office:value="2430.43791717732" calcext:value-type="float">
            <text:p>2,430.44</text:p>
          </table:table-cell>
        </table:table-row>
        <table:table-row table:style-name="ro1">
          <table:table-cell table:style-name="ce23" table:formula="of:=[.A14]" office:value-type="string" office:string-value="EQ1609" calcext:value-type="string">
            <text:p>EQ1609</text:p>
          </table:table-cell>
          <table:table-cell table:style-name="ce23"/>
          <table:table-cell table:style-name="ce23" table:formula="of:=COM.MICROSOFT.CONCAT([.C4];&quot;+&quot;;[.C14])" office:value-type="string" office:string-value="3E+2E" calcext:value-type="string">
            <text:p>3E+2E</text:p>
          </table:table-cell>
          <table:table-cell table:style-name="ce23" table:formula="of:=[.D4]+[.D14]" office:value-type="float" office:value="0.000000000000237292852034443" calcext:value-type="float">
            <text:p>0.00</text:p>
          </table:table-cell>
          <table:table-cell table:style-name="ce23" table:formula="of:=[.E4]+[.E14]" office:value-type="float" office:value="0" calcext:value-type="float">
            <text:p>0.00</text:p>
          </table:table-cell>
          <table:table-cell table:formula="of:=[.F4]+[.F14]" office:value-type="float" office:value="14.0889495680995" calcext:value-type="float">
            <text:p>14.09</text:p>
          </table:table-cell>
          <table:table-cell table:style-name="ce23" table:formula="of:=[.G4]+[.G14]" office:value-type="float" office:value="-0.0000000130446618305006" calcext:value-type="float">
            <text:p>0.00</text:p>
          </table:table-cell>
          <table:table-cell table:style-name="ce23" table:formula="of:=[.H4]+[.H14]" office:value-type="float" office:value="0" calcext:value-type="float">
            <text:p>0.00</text:p>
          </table:table-cell>
          <table:table-cell table:formula="of:=[.I4]+[.I14]" office:value-type="float" office:value="18.1000370546391" calcext:value-type="float">
            <text:p>18.10</text:p>
          </table:table-cell>
          <table:table-cell table:number-columns-repeated="4"/>
          <table:table-cell table:style-name="ce29" office:value-type="string" calcext:value-type="string">
            <text:p>LIVE LOAD</text:p>
          </table:table-cell>
          <table:table-cell table:style-name="ce33" table:formula="of:=([.F24]-[.F23])/[.$L$1]" office:value-type="float" office:value="13.6378079999992" calcext:value-type="float">
            <text:p>13.64</text:p>
          </table:table-cell>
          <table:table-cell table:style-name="ce33" table:formula="of:=([.I24]-[.I23])/[.$L$1]" office:value-type="float" office:value="17.259890794706" calcext:value-type="float">
            <text:p>17.26</text:p>
          </table:table-cell>
          <table:table-cell table:number-columns-repeated="3"/>
          <table:table-cell table:style-name="ce33" table:formula="of:=[.N24]" office:value-type="string" office:string-value="LIVE LOAD" calcext:value-type="string">
            <text:p>LIVE LOAD</text:p>
          </table:table-cell>
          <table:table-cell table:style-name="ce33" table:formula="of:=[.O24]*[.$S$1]*1000*[.$L$1]" office:value-type="float" office:value="1868.97384619834" calcext:value-type="float">
            <text:p>1,868.97</text:p>
          </table:table-cell>
          <table:table-cell table:style-name="ce33" table:formula="of:=[.P24]*[.$S$1]*1000*[.$L$1]" office:value-type="float" office:value="2365.35699018104" calcext:value-type="float">
            <text:p>2,365.36</text:p>
          </table:table-cell>
        </table:table-row>
        <table:table-row table:style-name="ro1">
          <table:table-cell table:style-name="ce23" table:formula="of:=[.A15]" office:value-type="string" office:string-value="EQ1610" calcext:value-type="string">
            <text:p>EQ1610</text:p>
          </table:table-cell>
          <table:table-cell table:style-name="ce23"/>
          <table:table-cell table:style-name="ce23" table:formula="of:=COM.MICROSOFT.CONCAT([.C5];&quot;+&quot;;[.C15])" office:value-type="string" office:string-value="3E+2E" calcext:value-type="string">
            <text:p>3E+2E</text:p>
          </table:table-cell>
          <table:table-cell table:style-name="ce23" table:formula="of:=[.D5]+[.D15]" office:value-type="float" office:value="0.0000000000000117523768494721" calcext:value-type="float">
            <text:p>0.00</text:p>
          </table:table-cell>
          <table:table-cell table:style-name="ce23" table:formula="of:=[.E5]+[.E15]" office:value-type="float" office:value="0" calcext:value-type="float">
            <text:p>0.00</text:p>
          </table:table-cell>
          <table:table-cell table:formula="of:=[.F5]+[.F15]" office:value-type="float" office:value="11.5775472249" calcext:value-type="float">
            <text:p>11.58</text:p>
          </table:table-cell>
          <table:table-cell table:style-name="ce23" table:formula="of:=[.G5]+[.G15]" office:value-type="float" office:value="-0.0000000208539923881751" calcext:value-type="float">
            <text:p>0.00</text:p>
          </table:table-cell>
          <table:table-cell table:style-name="ce23" table:formula="of:=[.H5]+[.H15]" office:value-type="float" office:value="0" calcext:value-type="float">
            <text:p>0.00</text:p>
          </table:table-cell>
          <table:table-cell table:formula="of:=[.I5]+[.I15]" office:value-type="float" office:value="14.9229375252107" calcext:value-type="float">
            <text:p>14.92</text:p>
          </table:table-cell>
          <table:table-cell table:number-columns-repeated="4"/>
          <table:table-cell table:style-name="ce29" office:value-type="string" calcext:value-type="string">
            <text:p>SNOW LOAD</text:p>
          </table:table-cell>
          <table:table-cell table:style-name="ce33" table:formula="of:=([.F25]-[.F23])/[.$L$1]" office:value-type="float" office:value="9.51805350000002" calcext:value-type="float">
            <text:p>9.52</text:p>
          </table:table-cell>
          <table:table-cell table:style-name="ce33" table:formula="of:=([.I25]-[.I23])/[.$L$1]" office:value-type="float" office:value="12.0481133514179" calcext:value-type="float">
            <text:p>12.05</text:p>
          </table:table-cell>
          <table:table-cell table:number-columns-repeated="3"/>
          <table:table-cell table:style-name="ce33" table:formula="of:=[.N25]" office:value-type="string" office:string-value="SNOW LOAD" calcext:value-type="string">
            <text:p>SNOW LOAD</text:p>
          </table:table-cell>
          <table:table-cell table:style-name="ce33" table:formula="of:=[.O25]*[.$S$1]*1000*[.$L$1]" office:value-type="float" office:value="1304.387996826" calcext:value-type="float">
            <text:p>1,304.39</text:p>
          </table:table-cell>
          <table:table-cell table:style-name="ce33" table:formula="of:=[.P25]*[.$S$1]*1000*[.$L$1]" office:value-type="float" office:value="1651.11642206977" calcext:value-type="float">
            <text:p>1,651.12</text:p>
          </table:table-cell>
        </table:table-row>
        <table:table-row table:style-name="ro1">
          <table:table-cell table:style-name="ce23" table:formula="of:=[.A16]" office:value-type="string" office:string-value="EQ1611" calcext:value-type="string">
            <text:p>EQ1611</text:p>
          </table:table-cell>
          <table:table-cell table:style-name="ce23"/>
          <table:table-cell table:style-name="ce23" table:formula="of:=COM.MICROSOFT.CONCAT([.C6];&quot;+&quot;;[.C16])" office:value-type="string" office:string-value="3E+2E" calcext:value-type="string">
            <text:p>3E+2E</text:p>
          </table:table-cell>
          <table:table-cell table:style-name="ce23" table:formula="of:=[.D6]+[.D16]" office:value-type="float" office:value="0.000000000000371869646187406" calcext:value-type="float">
            <text:p>0.00</text:p>
          </table:table-cell>
          <table:table-cell table:style-name="ce23" table:formula="of:=[.E6]+[.E16]" office:value-type="float" office:value="0" calcext:value-type="float">
            <text:p>0.00</text:p>
          </table:table-cell>
          <table:table-cell table:formula="of:=[.F6]+[.F16]" office:value-type="float" office:value="16.3622016890996" calcext:value-type="float">
            <text:p>16.36</text:p>
          </table:table-cell>
          <table:table-cell table:style-name="ce23" table:formula="of:=[.G6]+[.G16]" office:value-type="float" office:value="-0.0000000224706736973585" calcext:value-type="float">
            <text:p>0.00</text:p>
          </table:table-cell>
          <table:table-cell table:style-name="ce23" table:formula="of:=[.H6]+[.H16]" office:value-type="float" office:value="0" calcext:value-type="float">
            <text:p>0.00</text:p>
          </table:table-cell>
          <table:table-cell table:formula="of:=[.I6]+[.I16]" office:value-type="float" office:value="20.9780271217942" calcext:value-type="float">
            <text:p>20.98</text:p>
          </table:table-cell>
          <table:table-cell table:number-columns-repeated="4"/>
          <table:table-cell table:style-name="ce29" office:value-type="string" calcext:value-type="string">
            <text:p>WIND LOAD</text:p>
          </table:table-cell>
          <table:table-cell table:style-name="ce33" table:formula="of:=([.F27]-[.F23])/0.6/[.$L$1]" office:value-type="float" office:value="-6.01389473897072" calcext:value-type="float">
            <text:p>-6.01</text:p>
          </table:table-cell>
          <table:table-cell table:style-name="ce33" table:formula="of:=([.I27]-[.I23])/0.6/[.$L$1]" office:value-type="float" office:value="-7.61248983299102" calcext:value-type="float">
            <text:p>-7.61</text:p>
          </table:table-cell>
          <table:table-cell table:number-columns-repeated="3"/>
          <table:table-cell table:style-name="ce33" table:formula="of:=[.N26]" office:value-type="string" office:string-value="WIND LOAD" calcext:value-type="string">
            <text:p>WIND LOAD</text:p>
          </table:table-cell>
          <table:table-cell table:style-name="ce33" table:formula="of:=[.O26]*[.$S$1]*1000*[.$L$1]" office:value-type="float" office:value="-824.165582982744" calcext:value-type="float">
            <text:p>-824.17</text:p>
          </table:table-cell>
          <table:table-cell table:style-name="ce33" table:formula="of:=[.P26]*[.$S$1]*1000*[.$L$1]" office:value-type="float" office:value="-1043.24275589683" calcext:value-type="float">
            <text:p>-1,043.24</text:p>
          </table:table-cell>
        </table:table-row>
        <table:table-row table:style-name="ro1">
          <table:table-cell table:style-name="ce23" table:formula="of:=[.A17]" office:value-type="string" office:string-value="EQ1612" calcext:value-type="string">
            <text:p>EQ1612</text:p>
          </table:table-cell>
          <table:table-cell table:style-name="ce23"/>
          <table:table-cell table:style-name="ce23" table:formula="of:=COM.MICROSOFT.CONCAT([.C7];&quot;+&quot;;[.C17])" office:value-type="string" office:string-value="3E+2E" calcext:value-type="string">
            <text:p>3E+2E</text:p>
          </table:table-cell>
          <table:table-cell table:style-name="ce23" table:formula="of:=[.D7]+[.D17]" office:value-type="float" office:value="0.000000000000062926996946544" calcext:value-type="float">
            <text:p>0.00</text:p>
          </table:table-cell>
          <table:table-cell table:style-name="ce23" table:formula="of:=[.E7]+[.E17]" office:value-type="float" office:value="0" calcext:value-type="float">
            <text:p>0.00</text:p>
          </table:table-cell>
          <table:table-cell table:formula="of:=[.F7]+[.F17]" office:value-type="float" office:value="3.57569967157406" calcext:value-type="float">
            <text:p>3.58</text:p>
          </table:table-cell>
          <table:table-cell table:style-name="ce23" table:formula="of:=[.G7]+[.G17]" office:value-type="float" office:value="-0.000000000239978365120331" calcext:value-type="float">
            <text:p>0.00</text:p>
          </table:table-cell>
          <table:table-cell table:style-name="ce23" table:formula="of:=[.H7]+[.H17]" office:value-type="float" office:value="0" calcext:value-type="float">
            <text:p>0.00</text:p>
          </table:table-cell>
          <table:table-cell table:formula="of:=[.I7]+[.I17]" office:value-type="float" office:value="4.79406334487155" calcext:value-type="float">
            <text:p>4.79</text:p>
          </table:table-cell>
          <table:table-cell table:number-columns-repeated="13"/>
        </table:table-row>
        <table:table-row table:style-name="ro1">
          <table:table-cell table:style-name="ce23" table:formula="of:=[.A18]" office:value-type="string" office:string-value="EQ1613" calcext:value-type="string">
            <text:p>EQ1613</text:p>
          </table:table-cell>
          <table:table-cell table:style-name="ce23"/>
          <table:table-cell table:style-name="ce23" table:formula="of:=COM.MICROSOFT.CONCAT([.C8];&quot;+&quot;;[.C18])" office:value-type="string" office:string-value="3E+2E" calcext:value-type="string">
            <text:p>3E+2E</text:p>
          </table:table-cell>
          <table:table-cell table:style-name="ce23" table:formula="of:=[.D8]+[.D18]" office:value-type="float" office:value="0.000000000000195512939171749" calcext:value-type="float">
            <text:p>0.00</text:p>
          </table:table-cell>
          <table:table-cell table:style-name="ce23" table:formula="of:=[.E8]+[.E18]" office:value-type="float" office:value="0" calcext:value-type="float">
            <text:p>0.00</text:p>
          </table:table-cell>
          <table:table-cell table:formula="of:=[.F8]+[.F18]" office:value-type="float" office:value="14.7124701935626" calcext:value-type="float">
            <text:p>14.71</text:p>
          </table:table-cell>
          <table:table-cell table:style-name="ce23" table:formula="of:=[.G8]+[.G18]" office:value-type="float" office:value="-0.0000000182207137186639" calcext:value-type="float">
            <text:p>0.00</text:p>
          </table:table-cell>
          <table:table-cell table:style-name="ce23" table:formula="of:=[.H8]+[.H18]" office:value-type="float" office:value="0" calcext:value-type="float">
            <text:p>0.00</text:p>
          </table:table-cell>
          <table:table-cell table:formula="of:=[.I8]+[.I18]" office:value-type="float" office:value="18.889769049108" calcext:value-type="float">
            <text:p>18.89</text:p>
          </table:table-cell>
          <table:table-cell table:number-columns-repeated="13"/>
        </table:table-row>
        <table:table-row table:style-name="ro1">
          <table:table-cell table:style-name="ce23" table:formula="of:=[.A19]" office:value-type="string" office:string-value="EQ1615" calcext:value-type="string">
            <text:p>EQ1615</text:p>
          </table:table-cell>
          <table:table-cell table:style-name="ce23"/>
          <table:table-cell table:style-name="ce23" table:formula="of:=COM.MICROSOFT.CONCAT([.C9];&quot;+&quot;;[.C19])" office:value-type="string" office:string-value="3E+2E" calcext:value-type="string">
            <text:p>3E+2E</text:p>
          </table:table-cell>
          <table:table-cell table:style-name="ce23" table:formula="of:=[.D9]+[.D19]" office:value-type="float" office:value="6.3913319081621E-015" calcext:value-type="float">
            <text:p>0.00</text:p>
          </table:table-cell>
          <table:table-cell table:style-name="ce23" table:formula="of:=[.E9]+[.E19]" office:value-type="float" office:value="0" calcext:value-type="float">
            <text:p>0.00</text:p>
          </table:table-cell>
          <table:table-cell table:formula="of:=[.F9]+[.F19]" office:value-type="float" office:value="1.26556308474895" calcext:value-type="float">
            <text:p>1.27</text:p>
          </table:table-cell>
          <table:table-cell table:style-name="ce23" table:formula="of:=[.G9]+[.G19]" office:value-type="float" office:value="0.00000000212266148959535" calcext:value-type="float">
            <text:p>0.00</text:p>
          </table:table-cell>
          <table:table-cell table:style-name="ce23" table:formula="of:=[.H9]+[.H19]" office:value-type="float" office:value="0" calcext:value-type="float">
            <text:p>0.00</text:p>
          </table:table-cell>
          <table:table-cell table:formula="of:=[.I9]+[.I19]" office:value-type="float" office:value="1.76270047508034" calcext:value-type="float">
            <text:p>1.76</text:p>
          </table:table-cell>
          <table:table-cell table:number-columns-repeated="4"/>
          <table:table-cell table:style-name="ce31" office:value-type="string" calcext:value-type="string" table:number-columns-spanned="2" table:number-rows-spanned="1">
            <text:p>Loads on bearing wall (kips/foot)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23" table:number-columns-repeated="4"/>
          <table:table-cell/>
          <table:table-cell table:style-name="ce25" table:formula="of:=MAX([.F23:.F29])" office:value-type="float" office:value="16.3622016890996" calcext:value-type="float">
            <text:p>16.36</text:p>
          </table:table-cell>
          <table:table-cell table:number-columns-repeated="2"/>
          <table:table-cell table:style-name="ce25" table:formula="of:=MAX([.I23:.I29])" office:value-type="float" office:value="20.9780271217942" calcext:value-type="float">
            <text:p>20.98</text:p>
          </table:table-cell>
          <table:table-cell table:number-columns-repeated="4"/>
          <table:table-cell table:formula="of:=[.N23]" office:value-type="string" office:string-value="DEAD LOAD" calcext:value-type="string">
            <text:p>DEAD LOAD</text:p>
          </table:table-cell>
          <table:table-cell table:formula="of:=[.O23]*0.0685217832" office:value-type="float" office:value="0.64917440862827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30]/[.$L$1]" office:value-type="float" office:value="26.8408820359245" calcext:value-type="float">
            <text:p>26.84</text:p>
          </table:table-cell>
          <table:table-cell table:style-name="ce23"/>
          <table:table-cell/>
          <table:table-cell table:style-name="ce25" table:formula="of:=[.I30]/[.$L$1]" office:value-type="float" office:value="34.4127741499248" calcext:value-type="float">
            <text:p>34.41</text:p>
          </table:table-cell>
          <table:table-cell table:number-columns-repeated="4"/>
          <table:table-cell table:formula="of:=[.N24]" office:value-type="string" office:string-value="LIVE LOAD" calcext:value-type="string">
            <text:p>LIVE LOAD</text:p>
          </table:table-cell>
          <table:table-cell table:formula="of:=[.O24]*0.0685217832" office:value-type="float" office:value="0.93448692309917" calcext:value-type="float">
            <text:p>0.9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table:number-columns-repeated="2"/>
          <table:table-cell table:style-name="ce23"/>
          <table:table-cell/>
          <table:table-cell table:style-name="ce25"/>
          <table:table-cell table:number-columns-repeated="4"/>
          <table:table-cell table:formula="of:=[.N25]" office:value-type="string" office:string-value="SNOW LOAD" calcext:value-type="string">
            <text:p>SNOW LOAD</text:p>
          </table:table-cell>
          <table:table-cell table:formula="of:=[.O25]*0.0685217832" office:value-type="float" office:value="0.652193998413002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.N26]" office:value-type="string" office:string-value="WIND LOAD" calcext:value-type="string">
            <text:p>WIND LOAD</text:p>
          </table:table-cell>
          <table:table-cell table:formula="of:=[.O26]*0.0685217832" office:value-type="float" office:value="-0.412082791491372" calcext:value-type="float">
            <text:p>-0.41</text:p>
          </table:table-cell>
          <table:table-cell table:number-columns-repeated="7"/>
        </table:table-row>
        <table:table-row table:style-name="ro3">
          <table:table-cell table:style-name="ce23" office:value-type="string" calcext:value-type="string">
            <text:p>EQ1608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2391865311656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23" office:value-type="float" office:value="0.00000000000033888620862102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09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76241235547058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7.85210832738759" calcext:value-type="float">
            <text:p>7.85</text:p>
          </table:table-cell>
          <table:table-cell table:style-name="ce23" office:value-type="float" office:value="0.00000000000090096807255937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0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2391865311656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23" office:value-type="float" office:value="0.00000000000033888620862102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1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9099388737231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23" office:value-type="float" office:value="0.00000000000077699259206019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2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2391865311656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23" office:value-type="float" office:value="0.00000000000033888620862102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3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9099388737231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23" office:value-type="float" office:value="0.00000000000077699259206019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5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1.23634436022257E-01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1.74666337680129" calcext:value-type="float">
            <text:p>1.75</text:p>
          </table:table-cell>
          <table:table-cell table:style-name="ce23" office:value-type="float" office:value="0.00000000000020221333104531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2.92766450857365" calcext:value-type="float">
            <text:p>2.93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LIVE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30766500458412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4.94100281506237" calcext:value-type="float">
            <text:p>4.94</text:p>
          </table:table-cell>
          <table:table-cell table:style-name="ce23" office:value-type="float" office:value="0.00000000000056866148881230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office:value-type="float" office:value="7.73320894083266" calcext:value-type="float">
            <text:p>7.7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5" table:formula="of:=MAX([.F34:.F41])" office:value-type="float" office:value="7.85210832738759" calcext:value-type="float">
            <text:p>7.85</text:p>
          </table:table-cell>
          <table:table-cell table:number-columns-repeated="2"/>
          <table:table-cell table:style-name="ce25" table:formula="of:=MAX([.I34:.I41])"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42]/[.$L$1]" office:value-type="float" office:value="12.880755130229" calcext:value-type="float">
            <text:p>12.88</text:p>
          </table:table-cell>
          <table:table-cell table:style-name="ce23"/>
          <table:table-cell/>
          <table:table-cell table:style-name="ce25" table:formula="of:=[.I42]/[.$L$1]" office:value-type="float" office:value="20.690041985833" calcext:value-type="float">
            <text:p>20.69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8" table:number-columns-spanned="3" table:number-rows-spanned="1"/>
          <table:covered-table-cell table:style-name="ce29"/>
          <table:covered-table-cell table:style-name="ce33"/>
          <table:table-cell table:number-columns-repeated="7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E+2E+1E" calcext:value-type="string">
            <text:p>3E+2E+1E</text:p>
          </table:table-cell>
          <table:table-cell table:style-name="ce23" table:formula="of:=[.D13]+[.D3]+[.D34]" office:value-type="float" office:value="0.0000000000000654907239550085" calcext:value-type="float">
            <text:p>0.00</text:p>
          </table:table-cell>
          <table:table-cell table:style-name="ce23"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8.6864473236252" calcext:value-type="float">
            <text:p>8.69</text:p>
          </table:table-cell>
          <table:table-cell table:style-name="ce23" table:formula="of:=[.G13]+[.G3]+[.G34]" office:value-type="float" office:value="-0.00000000590626178646016" calcext:value-type="float">
            <text:p>0.00</text:p>
          </table:table-cell>
          <table:table-cell table:style-name="ce23"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12.4578482799176" calcext:value-type="float">
            <text:p>12.46</text:p>
          </table:table-cell>
          <table:table-cell table:number-columns-repeated="3"/>
          <table:table-cell table:style-name="ce29" table:formula="of:=[.C45]" office:value-type="string" office:string-value="3E+2E+1E" calcext:value-type="string">
            <text:p>3E+2E+1E</text:p>
          </table:table-cell>
          <table:table-cell table:style-name="ce29" office:value-type="string" calcext:value-type="string">
            <text:p>DEAD LOAD</text:p>
          </table:table-cell>
          <table:table-cell table:style-name="ce33" table:formula="of:=[.F45]/[.$L$1]" office:value-type="float" office:value="14.2494214626398" calcext:value-type="float">
            <text:p>14.25</text:p>
          </table:table-cell>
          <table:table-cell table:formula="of:=[.I45]/[.$L$1]" office:value-type="float" office:value="20.4361028213871" calcext:value-type="float">
            <text:p>20.44</text:p>
          </table:table-cell>
          <table:table-cell table:number-columns-repeated="6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E+2E+1E" calcext:value-type="string">
            <text:p>3E+2E+1E</text:p>
          </table:table-cell>
          <table:table-cell table:style-name="ce23" table:formula="of:=[.D14]+[.D4]+[.D35]" office:value-type="float" office:value="0.000000000000161051616487384" calcext:value-type="float">
            <text:p>0.00</text:p>
          </table:table-cell>
          <table:table-cell table:style-name="ce23"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21.9410578954871" calcext:value-type="float">
            <text:p>21.94</text:p>
          </table:table-cell>
          <table:table-cell table:style-name="ce23" table:formula="of:=[.G14]+[.G4]+[.G35]" office:value-type="float" office:value="-0.000000013043760862428" calcext:value-type="float">
            <text:p>0.00</text:p>
          </table:table-cell>
          <table:table-cell table:style-name="ce23"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30.7126866492029" calcext:value-type="float">
            <text:p>30.71</text:p>
          </table:table-cell>
          <table:table-cell table:number-columns-repeated="3"/>
          <table:table-cell table:style-name="ce29" table:formula="of:=[.C46]" office:value-type="string" office:string-value="3E+2E+1E" calcext:value-type="string">
            <text:p>3E+2E+1E</text:p>
          </table:table-cell>
          <table:table-cell table:style-name="ce29" office:value-type="string" calcext:value-type="string">
            <text:p>LIVE LOAD</text:p>
          </table:table-cell>
          <table:table-cell table:style-name="ce33" table:formula="of:=([.F46]-[.F45])/[.$L$1]" office:value-type="float" office:value="21.7431275785136" calcext:value-type="float">
            <text:p>21.74</text:p>
          </table:table-cell>
          <table:table-cell table:formula="of:=([.I46]-[.I45])/[.$L$1]" office:value-type="float" office:value="29.9456009994839" calcext:value-type="float">
            <text:p>29.95</text:p>
          </table:table-cell>
          <table:table-cell table:number-columns-repeated="6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E+2E+1E" calcext:value-type="string">
            <text:p>3E+2E+1E</text:p>
          </table:table-cell>
          <table:table-cell table:style-name="ce23" table:formula="of:=[.D15]+[.D5]+[.D36]" office:value-type="float" office:value="-6.39488462184006E-016" calcext:value-type="float">
            <text:p>0.00</text:p>
          </table:table-cell>
          <table:table-cell table:style-name="ce23"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14.4886527372252" calcext:value-type="float">
            <text:p>14.49</text:p>
          </table:table-cell>
          <table:table-cell table:style-name="ce23" table:formula="of:=[.G15]+[.G5]+[.G36]" office:value-type="float" office:value="-0.0000000208536535019665" calcext:value-type="float">
            <text:p>0.00</text:p>
          </table:table-cell>
          <table:table-cell table:style-name="ce23"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19.8023781789419" calcext:value-type="float">
            <text:p>19.80</text:p>
          </table:table-cell>
          <table:table-cell table:number-columns-repeated="3"/>
          <table:table-cell table:style-name="ce29" table:formula="of:=[.C47]" office:value-type="string" office:string-value="3E+2E+1E" calcext:value-type="string">
            <text:p>3E+2E+1E</text:p>
          </table:table-cell>
          <table:table-cell table:style-name="ce29" office:value-type="string" calcext:value-type="string">
            <text:p>SNOW LOAD</text:p>
          </table:table-cell>
          <table:table-cell table:style-name="ce33" table:formula="of:=([.F47]-[.F45])/[.$L$1]" office:value-type="float" office:value="9.51805350000002" calcext:value-type="float">
            <text:p>9.52</text:p>
          </table:table-cell>
          <table:table-cell table:formula="of:=([.I47]-[.I45])/[.$L$1]" office:value-type="float" office:value="12.0481133514179" calcext:value-type="float">
            <text:p>12.05</text:p>
          </table:table-cell>
          <table:table-cell table:number-columns-repeated="6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E+2E+1E" calcext:value-type="string">
            <text:p>3E+2E+1E</text:p>
          </table:table-cell>
          <table:table-cell table:style-name="ce23" table:formula="of:=[.D16]+[.D6]+[.D37]" office:value-type="float" office:value="0.000000000000352770257450174" calcext:value-type="float">
            <text:p>0.00</text:p>
          </table:table-cell>
          <table:table-cell table:style-name="ce23"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22.9790593127216" calcext:value-type="float">
            <text:p>22.98</text:p>
          </table:table-cell>
          <table:table-cell table:style-name="ce23" table:formula="of:=[.G16]+[.G6]+[.G37]" office:value-type="float" office:value="-0.0000000224698967047665" calcext:value-type="float">
            <text:p>0.00</text:p>
          </table:table-cell>
          <table:table-cell table:style-name="ce23"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31.6573744811499" calcext:value-type="float">
            <text:p>31.66</text:p>
          </table:table-cell>
          <table:table-cell table:number-columns-repeated="3"/>
          <table:table-cell table:style-name="ce29" table:formula="of:=[.C48]" office:value-type="string" office:string-value="3E+2E+1E" calcext:value-type="string">
            <text:p>3E+2E+1E</text:p>
          </table:table-cell>
          <table:table-cell table:style-name="ce29" office:value-type="string" calcext:value-type="string">
            <text:p>WIND LOAD</text:p>
          </table:table-cell>
          <table:table-cell table:style-name="ce33" table:formula="of:=([.F49]-[.F45])/0.6/[.$L$1]" office:value-type="float" office:value="-6.01389473897071" calcext:value-type="float">
            <text:p>-6.01</text:p>
          </table:table-cell>
          <table:table-cell table:formula="of:=([.I49]-[.I45])/0.6/[.$L$1]" office:value-type="float" office:value="-7.61248983299102" calcext:value-type="float">
            <text:p>-7.61</text:p>
          </table:table-cell>
          <table:table-cell table:number-columns-repeated="6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E+2E+1E" calcext:value-type="string">
            <text:p>3E+2E+1E</text:p>
          </table:table-cell>
          <table:table-cell table:style-name="ce23" table:formula="of:=[.D17]+[.D7]+[.D38]" office:value-type="float" office:value="0.0000000000000505351316348879" calcext:value-type="float">
            <text:p>0.00</text:p>
          </table:table-cell>
          <table:table-cell table:style-name="ce23"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6.48680518389927" calcext:value-type="float">
            <text:p>6.49</text:p>
          </table:table-cell>
          <table:table-cell table:style-name="ce23" table:formula="of:=[.G17]+[.G7]+[.G38]" office:value-type="float" office:value="-0.00000000023963947891171" calcext:value-type="float">
            <text:p>0.00</text:p>
          </table:table-cell>
          <table:table-cell table:style-name="ce23"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9.67350399860275" calcext:value-type="float">
            <text:p>9.67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E+2E+1E" calcext:value-type="string">
            <text:p>3E+2E+1E</text:p>
          </table:table-cell>
          <table:table-cell table:style-name="ce23" table:formula="of:=[.D18]+[.D8]+[.D39]" office:value-type="float" office:value="0.000000000000176413550434517" calcext:value-type="float">
            <text:p>0.00</text:p>
          </table:table-cell>
          <table:table-cell table:style-name="ce23"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21.3293278171845" calcext:value-type="float">
            <text:p>21.33</text:p>
          </table:table-cell>
          <table:table-cell table:style-name="ce23" table:formula="of:=[.G18]+[.G8]+[.G39]" office:value-type="float" office:value="-0.0000000182199367260719" calcext:value-type="float">
            <text:p>0.00</text:p>
          </table:table-cell>
          <table:table-cell table:style-name="ce23"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29.5691164084637" calcext:value-type="float">
            <text:p>29.57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E+2E+1E" calcext:value-type="string">
            <text:p>3E+2E+1E</text:p>
          </table:table-cell>
          <table:table-cell table:style-name="ce23" table:formula="of:=[.D19]+[.D9]+[.D40]" office:value-type="float" office:value="5.15498754793953E-015" calcext:value-type="float">
            <text:p>0.00</text:p>
          </table:table-cell>
          <table:table-cell table:style-name="ce23"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3.01222646155024" calcext:value-type="float">
            <text:p>3.01</text:p>
          </table:table-cell>
          <table:table-cell table:style-name="ce23" table:formula="of:=[.G19]+[.G9]+[.G40]" office:value-type="float" office:value="0.0000000021228637029264" calcext:value-type="float">
            <text:p>0.00</text:p>
          </table:table-cell>
          <table:table-cell table:style-name="ce23"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4.69036498365399" calcext:value-type="float">
            <text:p>4.6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5" table:formula="of:=MAX([.F45:.F51])" office:value-type="float" office:value="22.9790593127216" calcext:value-type="float">
            <text:p>22.98</text:p>
          </table:table-cell>
          <table:table-cell table:number-columns-repeated="2"/>
          <table:table-cell table:style-name="ce25" table:formula="of:=MAX([.I45:.I51])" office:value-type="float" office:value="31.6573744811499" calcext:value-type="float">
            <text:p>31.6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52]/[.$L$1]" office:value-type="float" office:value="37.6953072715249" calcext:value-type="float">
            <text:p>37.70</text:p>
          </table:table-cell>
          <table:table-cell table:style-name="ce23"/>
          <table:table-cell/>
          <table:table-cell table:style-name="ce25" table:formula="of:=[.I52]/[.$L$1]" office:value-type="float" office:value="51.9313885845634" calcext:value-type="float">
            <text:p>51.93</text:p>
          </table:table-cell>
          <table:table-cell table:number-columns-repeated="13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_reactions_joist" table:style-name="ta1" table:print-ranges="E_reactions_joist.A1:E_reactions_joist.I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3"/>
        <table:table-column table:style-name="co4" table:number-columns-repeated="2" table:default-cell-style-name="Default"/>
        <table:table-column table:style-name="co6" table:default-cell-style-name="ce23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ce23"/>
        <table:table-column table:style-name="co7" table:number-columns-repeated="6" table:default-cell-style-name="Default"/>
        <table:table-row table:style-name="ro1">
          <table:table-cell table:style-name="ce23" office:value-type="string" calcext:value-type="string">
            <text:p>comb</text:p>
          </table:table-cell>
          <table:table-cell table:style-name="ce23" office:value-type="string" calcext:value-type="string">
            <text:p>floor</text:p>
          </table:table-cell>
          <table:table-cell table:style-name="ce23" office:value-type="string" calcext:value-type="string">
            <text:p>truss</text:p>
          </table:table-cell>
          <table:table-cell table:style-name="ce23" office:value-type="string" calcext:value-type="string">
            <text:p>Rx</text:p>
          </table:table-cell>
          <table:table-cell table:style-name="ce23" office:value-type="string" calcext:value-type="string">
            <text:p>Ry</text:p>
          </table:table-cell>
          <table:table-cell table:style-name="ce26" office:value-type="string" calcext:value-type="string">
            <text:p>Rz</text:p>
          </table:table-cell>
          <table:table-cell table:style-name="ce26" office:value-type="string" calcext:value-type="string">
            <text:p>Rx</text:p>
          </table:table-cell>
          <table:table-cell table:style-name="ce26" office:value-type="string" calcext:value-type="string">
            <text:p>Ry</text:p>
          </table:table-cell>
          <table:table-cell table:style-name="ce26" office:value-type="string" calcext:value-type="string">
            <text:p>Rz</text:p>
          </table:table-cell>
          <table:table-cell/>
          <table:table-cell table:style-name="ce23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name</text:p>
          </table:table-cell>
          <table:table-cell table:number-columns-repeated="2" table:style-name="ce23" office:value-type="string" calcext:value-type="string">
            <text:p>(kN)</text:p>
          </table:table-cell>
          <table:table-cell table:number-columns-repeated="4" table:style-name="ce26" office:value-type="string" calcext:value-type="string">
            <text:p>(kN)</text:p>
          </table:table-cell>
          <table:table-cell table:number-columns-repeated="13"/>
        </table:table-row>
        <table:table-row table:style-name="ro1">
          <table:table-cell table:style-name="ce23" office:value-type="string" calcext:value-type="string">
            <text:p>EQ1608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0.000000000000014885870314174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]" office:value-type="float" office:value="2.90257883813762" calcext:value-type="float">
            <text:p>2.90</text:p>
          </table:table-cell>
          <table:table-cell table:style-name="ce23" office:value-type="float" office:value="-0.0000000059072401042242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]-[$E_reactions.F3]" office:value-type="float" office:value="0.71350203232286" calcext:value-type="float">
            <text:p>0.71</text:p>
          </table:table-cell>
          <table:table-cell table:number-columns-repeated="3"/>
          <table:table-cell table:formula="of:=[.C3]" office:value-type="string" office:string-value="3E" calcext:value-type="string">
            <text:p>3E</text:p>
          </table:table-cell>
          <table:table-cell office:value-type="string" calcext:value-type="string">
            <text:p>DEAD LOAD</text:p>
          </table:table-cell>
          <table:table-cell table:formula="of:=[.F3]/[.$L$1]" office:value-type="float" office:value="4.76144822529137" calcext:value-type="float">
            <text:p>4.76</text:p>
          </table:table-cell>
          <table:table-cell table:formula="of:=[.I3]/[.$L$1]" office:value-type="float" office:value="1.17044296640889" calcext:value-type="float">
            <text:p>1.17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EQ1609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0.000000000000119314336188836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4]" office:value-type="float" office:value="6.41041401379103" calcext:value-type="float">
            <text:p>6.41</text:p>
          </table:table-cell>
          <table:table-cell table:style-name="ce23" office:value-type="float" office:value="-0.000000013046295112293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4]-[$E_reactions.F4]" office:value-type="float" office:value="1.45013462237624" calcext:value-type="float">
            <text:p>1.45</text:p>
          </table:table-cell>
          <table:table-cell table:number-columns-repeated="3"/>
          <table:table-cell table:formula="of:=[.C4]" office:value-type="string" office:string-value="3E" calcext:value-type="string">
            <text:p>3E</text:p>
          </table:table-cell>
          <table:table-cell office:value-type="string" calcext:value-type="string">
            <text:p>LIVE LOAD</text:p>
          </table:table-cell>
          <table:table-cell table:formula="of:=([.F4]-[.F3])/[.$L$1]" office:value-type="float" office:value="5.75432279470704" calcext:value-type="float">
            <text:p>5.75</text:p>
          </table:table-cell>
          <table:table-cell table:formula="of:=([.I4]-[.I3])/[.$L$1]" office:value-type="float" office:value="1.20838679470699" calcext:value-type="float">
            <text:p>1.21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EQ1610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-0.0000000000000512443421030184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5]" office:value-type="float" office:value="10.247108737162" calcext:value-type="float">
            <text:p>10.25</text:p>
          </table:table-cell>
          <table:table-cell table:style-name="ce23" office:value-type="float" office:value="-0.00000002085463181973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5]-[$E_reactions.F5]" office:value-type="float" office:value="2.25582651774723" calcext:value-type="float">
            <text:p>2.26</text:p>
          </table:table-cell>
          <table:table-cell table:number-columns-repeated="3"/>
          <table:table-cell table:formula="of:=[.C5]" office:value-type="string" office:string-value="3E" calcext:value-type="string">
            <text:p>3E</text:p>
          </table:table-cell>
          <table:table-cell office:value-type="string" calcext:value-type="string">
            <text:p>SNOW LOAD</text:p>
          </table:table-cell>
          <table:table-cell table:formula="of:=([.F5]-[.F3])/[.$L$1]" office:value-type="float" office:value="12.0481133514179" calcext:value-type="float">
            <text:p>12.05</text:p>
          </table:table-cell>
          <table:table-cell table:formula="of:=([.I5]-[.I3])/[.$L$1]" office:value-type="float" office:value="2.53005985141793" calcext:value-type="float">
            <text:p>2.53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EQ1611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0.00000000000022023982637620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6]" office:value-type="float" office:value="11.0418526441459" calcext:value-type="float">
            <text:p>11.04</text:p>
          </table:table-cell>
          <table:table-cell table:style-name="ce23" office:value-type="float" office:value="-0.000000022472069515792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6]-[$E_reactions.F6]" office:value-type="float" office:value="2.4227198389311" calcext:value-type="float">
            <text:p>2.42</text:p>
          </table:table-cell>
          <table:table-cell table:number-columns-repeated="3"/>
          <table:table-cell table:formula="of:=[.C6]" office:value-type="string" office:string-value="3E" calcext:value-type="string">
            <text:p>3E</text:p>
          </table:table-cell>
          <table:table-cell office:value-type="string" calcext:value-type="string">
            <text:p>WIND LOAD</text:p>
          </table:table-cell>
          <table:table-cell table:formula="of:=([.F7]-[.F3])/0.6/[.$L$1]" office:value-type="float" office:value="-7.61248983299102" calcext:value-type="float">
            <text:p>-7.61</text:p>
          </table:table-cell>
          <table:table-cell table:formula="of:=([.I7]-[.I3])/0.6/[.$L$1]" office:value-type="float" office:value="-1.59859509402031" calcext:value-type="float">
            <text:p>-1.60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EQ1612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-6.97220059464598E-017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7]" office:value-type="float" office:value="0.118234556822823" calcext:value-type="float">
            <text:p>0.12</text:p>
          </table:table-cell>
          <table:table-cell table:style-name="ce23" office:value-type="float" office:value="-0.00000000024061779667574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7]-[$E_reactions.F7]" office:value-type="float" office:value="0.128799890733992" calcext:value-type="float">
            <text:p>0.13</text:p>
          </table:table-cell>
          <table:table-cell table:number-columns-repeated="13"/>
        </table:table-row>
        <table:table-row table:style-name="ro1">
          <table:table-cell table:style-name="ce23" office:value-type="string" calcext:value-type="string">
            <text:p>EQ1613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0.000000000000043883119360543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8]" office:value-type="float" office:value="8.95359457145971" calcext:value-type="float">
            <text:p>8.95</text:p>
          </table:table-cell>
          <table:table-cell table:style-name="ce23" office:value-type="float" office:value="-0.0000000182221095370974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8]-[$E_reactions.F8]" office:value-type="float" office:value="1.98419326178194" calcext:value-type="float">
            <text:p>1.98</text:p>
          </table:table-cell>
          <table:table-cell/>
          <table:table-cell table:style-name="ce27"/>
          <table:table-cell table:number-columns-repeated="11"/>
        </table:table-row>
        <table:table-row table:style-name="ro1">
          <table:table-cell table:style-name="ce23" office:value-type="string" calcext:value-type="string">
            <text:p>EQ1615</text:p>
          </table:table-cell>
          <table:table-cell table:style-name="ce23" office:value-type="string" calcext:value-type="string">
            <text:p><text:s/>roof</text:p>
          </table:table-cell>
          <table:table-cell table:style-name="ce23" office:value-type="string" calcext:value-type="string">
            <text:p>3E</text:p>
          </table:table-cell>
          <table:table-cell table:style-name="ce23" office:value-type="float" office:value="-0.0000000000000122035714866797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9]" office:value-type="float" office:value="-1.04279690922935" calcext:value-type="float">
            <text:p>-1.04</text:p>
          </table:table-cell>
          <table:table-cell table:style-name="ce23" office:value-type="float" office:value="0.0000000021222767804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9]-[$E_reactions.F9]" office:value-type="float" office:value="-0.156600905183932" calcext:value-type="float">
            <text:p>-0.16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5" table:formula="of:=MAX([.F3:.F9])" office:value-type="float" office:value="11.0418526441459" calcext:value-type="float">
            <text:p>11.04</text:p>
          </table:table-cell>
          <table:table-cell table:number-columns-repeated="2"/>
          <table:table-cell table:style-name="ce25" table:formula="of:=MAX([.I3:.I9])" office:value-type="float" office:value="2.4227198389311" calcext:value-type="float">
            <text:p>2.4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10]/[.$L$1]" office:value-type="float" office:value="18.113275334885" calcext:value-type="float">
            <text:p>18.11</text:p>
          </table:table-cell>
          <table:table-cell table:style-name="ce23"/>
          <table:table-cell/>
          <table:table-cell table:style-name="ce25" table:formula="of:=[.I10]/[.$L$1]" office:value-type="float" office:value="3.97427795100246" calcext:value-type="float">
            <text:p>3.97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3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06299671895249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3]" office:value-type="float" office:value="4.67582878804873" calcext:value-type="float">
            <text:p>4.68</text:p>
          </table:table-cell>
          <table:table-cell table:style-name="ce23" office:value-type="float" office:value="0.000000000000639431555417359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3]-[$E_reactions.F13]" office:value-type="float" office:value="1.0895637825635" calcext:value-type="float">
            <text:p>1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117978515845607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4]" office:value-type="float" office:value="11.6896230408481" calcext:value-type="float">
            <text:p>11.69</text:p>
          </table:table-cell>
          <table:table-cell table:style-name="ce23" office:value-type="float" office:value="0.0000000000016332817925241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4]-[$E_reactions.F14]" office:value-type="float" office:value="2.5609528641634" calcext:value-type="float">
            <text:p>2.56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3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06299671895249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5]" office:value-type="float" office:value="4.67582878804873" calcext:value-type="float">
            <text:p>4.68</text:p>
          </table:table-cell>
          <table:table-cell table:style-name="ce23" office:value-type="float" office:value="0.000000000000639431555417359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5]-[$E_reactions.F15]" office:value-type="float" office:value="1.0895637825635" calcext:value-type="float">
            <text:p>1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1516298198112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6]" office:value-type="float" office:value="9.93617447764827" calcext:value-type="float">
            <text:p>9.94</text:p>
          </table:table-cell>
          <table:table-cell table:style-name="ce23" office:value-type="float" office:value="0.0000000000013958184334735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6]-[$E_reactions.F16]" office:value-type="float" office:value="2.19310559376347" calcext:value-type="float">
            <text:p>2.1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06299671895249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7]" office:value-type="float" office:value="4.67582878804873" calcext:value-type="float">
            <text:p>4.68</text:p>
          </table:table-cell>
          <table:table-cell table:style-name="ce23" office:value-type="float" office:value="0.000000000000639431555417359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7]-[$E_reactions.F17]" office:value-type="float" office:value="1.0895637825635" calcext:value-type="float">
            <text:p>1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15162981981120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8]" office:value-type="float" office:value="9.93617447764827" calcext:value-type="float">
            <text:p>9.94</text:p>
          </table:table-cell>
          <table:table-cell table:style-name="ce23" office:value-type="float" office:value="0.0000000000013958184334735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8]-[$E_reactions.F18]" office:value-type="float" office:value="2.19310559376347" calcext:value-type="float">
            <text:p>2.19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style-name="ce23" table:formula="of:=730*(3.3528+3.302+0.6096)*[.L1]*[.S1]" office:value-type="float" office:value="726.743677141997" calcext:value-type="float">
            <text:p>726.74</text:p>
          </table:table-cell>
          <table:table-cell office:value-type="string" calcext:value-type="string">
            <text:p>pounds/truss</text:p>
          </table:table-cell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23" office:value-type="float" office:value="0.000000000000018594903394841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9]" office:value-type="float" office:value="2.80549738430969" calcext:value-type="float">
            <text:p>2.81</text:p>
          </table:table-cell>
          <table:table-cell table:style-name="ce23" office:value-type="float" office:value="0.000000000000384709115353046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19]-[$E_reactions.F19]" office:value-type="float" office:value="0.65373829551532" calcext:value-type="float">
            <text:p>0.6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5" table:formula="of:=MAX([.F13:.F19])" office:value-type="float" office:value="11.6896230408481" calcext:value-type="float">
            <text:p>11.69</text:p>
          </table:table-cell>
          <table:table-cell table:number-columns-repeated="2"/>
          <table:table-cell table:style-name="ce25" table:formula="of:=MAX([.I13:.I19])" office:value-type="float" office:value="2.5609528641634" calcext:value-type="float">
            <text:p>2.5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20]/[.$L$1]" office:value-type="float" office:value="19.1758908150395" calcext:value-type="float">
            <text:p>19.18</text:p>
          </table:table-cell>
          <table:table-cell table:style-name="ce23"/>
          <table:table-cell/>
          <table:table-cell table:style-name="ce25" table:formula="of:=[.I20]/[.$L$1]" office:value-type="float" office:value="4.2010381629977" calcext:value-type="float">
            <text:p>4.20</text:p>
          </table:table-cell>
          <table:table-cell table:number-columns-repeated="4"/>
          <table:table-cell table:style-name="ce30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30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 table:style-name="ce23"/>
        </table:table-row>
        <table:table-row table:style-name="ro1">
          <table:table-cell table:number-columns-repeated="4"/>
          <table:table-cell table:style-name="ce25" table:number-columns-repeated="2"/>
          <table:table-cell table:style-name="ce23"/>
          <table:table-cell/>
          <table:table-cell table:style-name="ce25"/>
          <table:table-cell table:number-columns-repeated="4"/>
          <table:table-cell table:style-name="ce29"/>
          <table:table-cell table:style-name="ce32" table:formula="of:=[.C23]" office:value-type="string" office:string-value="3E+2E" calcext:value-type="string">
            <text:p>3E+2E</text:p>
          </table:table-cell>
          <table:table-cell table:style-name="ce33"/>
          <table:table-cell table:number-columns-repeated="2"/>
          <table:table-cell table:style-name="ce34"/>
          <table:table-cell table:style-name="ce29"/>
          <table:table-cell table:style-name="ce32" table:formula="of:=[.O22]" office:value-type="string" office:string-value="3E+2E" calcext:value-type="string">
            <text:p>3E+2E</text:p>
          </table:table-cell>
          <table:table-cell table:style-name="ce33"/>
        </table:table-row>
        <table:table-row table:style-name="ro1">
          <table:table-cell table:style-name="ce23" table:formula="of:=[.A13]" office:value-type="string" office:string-value="EQ1608" calcext:value-type="string">
            <text:p>EQ1608</text:p>
          </table:table-cell>
          <table:table-cell table:style-name="ce23"/>
          <table:table-cell table:style-name="ce23" table:formula="of:=COM.MICROSOFT.CONCAT([.C3];&quot;+&quot;;[.C13])" office:value-type="string" office:string-value="3E+2E" calcext:value-type="string">
            <text:p>3E+2E</text:p>
          </table:table-cell>
          <table:table-cell table:style-name="ce23" table:formula="of:=[.D3]+[.D13]" office:value-type="float" office:value="0.0000000000000778825892666646" calcext:value-type="float">
            <text:p>0.00</text:p>
          </table:table-cell>
          <table:table-cell table:style-name="ce23" table:formula="of:=[.E3]+[.E13]" office:value-type="float" office:value="0" calcext:value-type="float">
            <text:p>0.00</text:p>
          </table:table-cell>
          <table:table-cell table:formula="of:=[.F3]+[.F13]" office:value-type="float" office:value="7.57840762618635" calcext:value-type="float">
            <text:p>7.58</text:p>
          </table:table-cell>
          <table:table-cell table:style-name="ce23" table:formula="of:=[.G3]+[.G13]" office:value-type="float" office:value="-0.00000000590660067266878" calcext:value-type="float">
            <text:p>0.00</text:p>
          </table:table-cell>
          <table:table-cell table:style-name="ce23" table:formula="of:=[.H3]+[.H13]" office:value-type="float" office:value="0" calcext:value-type="float">
            <text:p>0.00</text:p>
          </table:table-cell>
          <table:table-cell table:formula="of:=[.I3]+[.I13]" office:value-type="float" office:value="1.80306581488636" calcext:value-type="float">
            <text:p>1.80</text:p>
          </table:table-cell>
          <table:table-cell table:number-columns-repeated="4"/>
          <table:table-cell table:style-name="ce29" office:value-type="string" calcext:value-type="string">
            <text:p>DEAD LOAD</text:p>
          </table:table-cell>
          <table:table-cell table:style-name="ce33" table:formula="of:=[.F23]/[.$L$1]" office:value-type="float" office:value="12.4317710403319" calcext:value-type="float">
            <text:p>12.43</text:p>
          </table:table-cell>
          <table:table-cell table:style-name="ce33" table:formula="of:=[.I23]/[.$L$1]" office:value-type="float" office:value="2.95778512940676" calcext:value-type="float">
            <text:p>2.96</text:p>
          </table:table-cell>
          <table:table-cell table:number-columns-repeated="3"/>
          <table:table-cell table:style-name="ce33" table:formula="of:=[.N23]" office:value-type="string" office:string-value="DEAD LOAD" calcext:value-type="string">
            <text:p>DEAD LOAD</text:p>
          </table:table-cell>
          <table:table-cell table:style-name="ce33" table:formula="of:=[.O23]*[.$S$1]*1000*[.$L$1]+[.U18]" office:value-type="float" office:value="2430.43791717732" calcext:value-type="float">
            <text:p>2,430.44</text:p>
          </table:table-cell>
          <table:table-cell table:style-name="ce33" table:formula="of:=[.P23]*[.$S$1]*1000*[.$L$1]+[.U18]" office:value-type="float" office:value="1132.08909992078" calcext:value-type="float">
            <text:p>1,132.09</text:p>
          </table:table-cell>
        </table:table-row>
        <table:table-row table:style-name="ro1">
          <table:table-cell table:style-name="ce23" table:formula="of:=[.A14]" office:value-type="string" office:string-value="EQ1609" calcext:value-type="string">
            <text:p>EQ1609</text:p>
          </table:table-cell>
          <table:table-cell table:style-name="ce23"/>
          <table:table-cell table:style-name="ce23" table:formula="of:=COM.MICROSOFT.CONCAT([.C4];&quot;+&quot;;[.C14])" office:value-type="string" office:string-value="3E+2E" calcext:value-type="string">
            <text:p>3E+2E</text:p>
          </table:table-cell>
          <table:table-cell table:style-name="ce23" table:formula="of:=[.D4]+[.D14]" office:value-type="float" office:value="0.000000000000237292852034443" calcext:value-type="float">
            <text:p>0.00</text:p>
          </table:table-cell>
          <table:table-cell table:style-name="ce23" table:formula="of:=[.E4]+[.E14]" office:value-type="float" office:value="0" calcext:value-type="float">
            <text:p>0.00</text:p>
          </table:table-cell>
          <table:table-cell table:formula="of:=[.F4]+[.F14]" office:value-type="float" office:value="18.1000370546391" calcext:value-type="float">
            <text:p>18.10</text:p>
          </table:table-cell>
          <table:table-cell table:style-name="ce23" table:formula="of:=[.G4]+[.G14]" office:value-type="float" office:value="-0.0000000130446618305006" calcext:value-type="float">
            <text:p>0.00</text:p>
          </table:table-cell>
          <table:table-cell table:style-name="ce23" table:formula="of:=[.H4]+[.H14]" office:value-type="float" office:value="0" calcext:value-type="float">
            <text:p>0.00</text:p>
          </table:table-cell>
          <table:table-cell table:formula="of:=[.I4]+[.I14]" office:value-type="float" office:value="4.01108748653964" calcext:value-type="float">
            <text:p>4.01</text:p>
          </table:table-cell>
          <table:table-cell table:number-columns-repeated="4"/>
          <table:table-cell table:style-name="ce29" office:value-type="string" calcext:value-type="string">
            <text:p>LIVE LOAD</text:p>
          </table:table-cell>
          <table:table-cell table:style-name="ce33" table:formula="of:=([.F24]-[.F23])/[.$L$1]" office:value-type="float" office:value="17.259890794706" calcext:value-type="float">
            <text:p>17.26</text:p>
          </table:table-cell>
          <table:table-cell table:style-name="ce33" table:formula="of:=([.I24]-[.I23])/[.$L$1]" office:value-type="float" office:value="3.62208279470682" calcext:value-type="float">
            <text:p>3.62</text:p>
          </table:table-cell>
          <table:table-cell table:number-columns-repeated="3"/>
          <table:table-cell table:style-name="ce33" table:formula="of:=[.N24]" office:value-type="string" office:string-value="LIVE LOAD" calcext:value-type="string">
            <text:p>LIVE LOAD</text:p>
          </table:table-cell>
          <table:table-cell table:style-name="ce33" table:formula="of:=[.O24]*[.$S$1]*1000*[.$L$1]" office:value-type="float" office:value="2365.35699018104" calcext:value-type="float">
            <text:p>2,365.36</text:p>
          </table:table-cell>
          <table:table-cell table:style-name="ce33" table:formula="of:=[.P24]*[.$S$1]*1000*[.$L$1]" office:value-type="float" office:value="496.383143982702" calcext:value-type="float">
            <text:p>496.38</text:p>
          </table:table-cell>
        </table:table-row>
        <table:table-row table:style-name="ro1">
          <table:table-cell table:style-name="ce23" table:formula="of:=[.A15]" office:value-type="string" office:string-value="EQ1610" calcext:value-type="string">
            <text:p>EQ1610</text:p>
          </table:table-cell>
          <table:table-cell table:style-name="ce23"/>
          <table:table-cell table:style-name="ce23" table:formula="of:=COM.MICROSOFT.CONCAT([.C5];&quot;+&quot;;[.C15])" office:value-type="string" office:string-value="3E+2E" calcext:value-type="string">
            <text:p>3E+2E</text:p>
          </table:table-cell>
          <table:table-cell table:style-name="ce23" table:formula="of:=[.D5]+[.D15]" office:value-type="float" office:value="0.0000000000000117523768494721" calcext:value-type="float">
            <text:p>0.00</text:p>
          </table:table-cell>
          <table:table-cell table:style-name="ce23" table:formula="of:=[.E5]+[.E15]" office:value-type="float" office:value="0" calcext:value-type="float">
            <text:p>0.00</text:p>
          </table:table-cell>
          <table:table-cell table:formula="of:=[.F5]+[.F15]" office:value-type="float" office:value="14.9229375252107" calcext:value-type="float">
            <text:p>14.92</text:p>
          </table:table-cell>
          <table:table-cell table:style-name="ce23" table:formula="of:=[.G5]+[.G15]" office:value-type="float" office:value="-0.0000000208539923881751" calcext:value-type="float">
            <text:p>0.00</text:p>
          </table:table-cell>
          <table:table-cell table:style-name="ce23" table:formula="of:=[.H5]+[.H15]" office:value-type="float" office:value="0" calcext:value-type="float">
            <text:p>0.00</text:p>
          </table:table-cell>
          <table:table-cell table:formula="of:=[.I5]+[.I15]" office:value-type="float" office:value="3.34539030031073" calcext:value-type="float">
            <text:p>3.35</text:p>
          </table:table-cell>
          <table:table-cell table:number-columns-repeated="4"/>
          <table:table-cell table:style-name="ce29" office:value-type="string" calcext:value-type="string">
            <text:p>SNOW LOAD</text:p>
          </table:table-cell>
          <table:table-cell table:style-name="ce33" table:formula="of:=([.F25]-[.F23])/[.$L$1]" office:value-type="float" office:value="12.0481133514179" calcext:value-type="float">
            <text:p>12.05</text:p>
          </table:table-cell>
          <table:table-cell table:style-name="ce33" table:formula="of:=([.I25]-[.I23])/[.$L$1]" office:value-type="float" office:value="2.53005985141793" calcext:value-type="float">
            <text:p>2.53</text:p>
          </table:table-cell>
          <table:table-cell table:number-columns-repeated="3"/>
          <table:table-cell table:style-name="ce33" table:formula="of:=[.N25]" office:value-type="string" office:string-value="SNOW LOAD" calcext:value-type="string">
            <text:p>SNOW LOAD</text:p>
          </table:table-cell>
          <table:table-cell table:style-name="ce33" table:formula="of:=[.O25]*[.$S$1]*1000*[.$L$1]" office:value-type="float" office:value="1651.11642206977" calcext:value-type="float">
            <text:p>1,651.12</text:p>
          </table:table-cell>
          <table:table-cell table:style-name="ce33" table:formula="of:=[.P25]*[.$S$1]*1000*[.$L$1]" office:value-type="float" office:value="346.728425243767" calcext:value-type="float">
            <text:p>346.73</text:p>
          </table:table-cell>
        </table:table-row>
        <table:table-row table:style-name="ro1">
          <table:table-cell table:style-name="ce23" table:formula="of:=[.A16]" office:value-type="string" office:string-value="EQ1611" calcext:value-type="string">
            <text:p>EQ1611</text:p>
          </table:table-cell>
          <table:table-cell table:style-name="ce23"/>
          <table:table-cell table:style-name="ce23" table:formula="of:=COM.MICROSOFT.CONCAT([.C6];&quot;+&quot;;[.C16])" office:value-type="string" office:string-value="3E+2E" calcext:value-type="string">
            <text:p>3E+2E</text:p>
          </table:table-cell>
          <table:table-cell table:style-name="ce23" table:formula="of:=[.D6]+[.D16]" office:value-type="float" office:value="0.000000000000371869646187406" calcext:value-type="float">
            <text:p>0.00</text:p>
          </table:table-cell>
          <table:table-cell table:style-name="ce23" table:formula="of:=[.E6]+[.E16]" office:value-type="float" office:value="0" calcext:value-type="float">
            <text:p>0.00</text:p>
          </table:table-cell>
          <table:table-cell table:formula="of:=[.F6]+[.F16]" office:value-type="float" office:value="20.9780271217942" calcext:value-type="float">
            <text:p>20.98</text:p>
          </table:table-cell>
          <table:table-cell table:style-name="ce23" table:formula="of:=[.G6]+[.G16]" office:value-type="float" office:value="-0.0000000224706736973585" calcext:value-type="float">
            <text:p>0.00</text:p>
          </table:table-cell>
          <table:table-cell table:style-name="ce23" table:formula="of:=[.H6]+[.H16]" office:value-type="float" office:value="0" calcext:value-type="float">
            <text:p>0.00</text:p>
          </table:table-cell>
          <table:table-cell table:formula="of:=[.I6]+[.I16]" office:value-type="float" office:value="4.61582543269457" calcext:value-type="float">
            <text:p>4.62</text:p>
          </table:table-cell>
          <table:table-cell table:number-columns-repeated="4"/>
          <table:table-cell table:style-name="ce29" office:value-type="string" calcext:value-type="string">
            <text:p>WIND LOAD</text:p>
          </table:table-cell>
          <table:table-cell table:style-name="ce33" table:formula="of:=([.F27]-[.F23])/0.6/[.$L$1]" office:value-type="float" office:value="-7.61248983299102" calcext:value-type="float">
            <text:p>-7.61</text:p>
          </table:table-cell>
          <table:table-cell table:style-name="ce33" table:formula="of:=([.I27]-[.I23])/0.6/[.$L$1]" office:value-type="float" office:value="-1.59859509402031" calcext:value-type="float">
            <text:p>-1.60</text:p>
          </table:table-cell>
          <table:table-cell table:number-columns-repeated="3"/>
          <table:table-cell table:style-name="ce33" table:formula="of:=[.N26]" office:value-type="string" office:string-value="WIND LOAD" calcext:value-type="string">
            <text:p>WIND LOAD</text:p>
          </table:table-cell>
          <table:table-cell table:style-name="ce33" table:formula="of:=[.O26]*[.$S$1]*1000*[.$L$1]" office:value-type="float" office:value="-1043.24275589683" calcext:value-type="float">
            <text:p>-1,043.24</text:p>
          </table:table-cell>
          <table:table-cell table:style-name="ce33" table:formula="of:=[.P26]*[.$S$1]*1000*[.$L$1]" office:value-type="float" office:value="-219.077172914086" calcext:value-type="float">
            <text:p>-219.08</text:p>
          </table:table-cell>
        </table:table-row>
        <table:table-row table:style-name="ro1">
          <table:table-cell table:style-name="ce23" table:formula="of:=[.A17]" office:value-type="string" office:string-value="EQ1612" calcext:value-type="string">
            <text:p>EQ1612</text:p>
          </table:table-cell>
          <table:table-cell table:style-name="ce23"/>
          <table:table-cell table:style-name="ce23" table:formula="of:=COM.MICROSOFT.CONCAT([.C7];&quot;+&quot;;[.C17])" office:value-type="string" office:string-value="3E+2E" calcext:value-type="string">
            <text:p>3E+2E</text:p>
          </table:table-cell>
          <table:table-cell table:style-name="ce23" table:formula="of:=[.D7]+[.D17]" office:value-type="float" office:value="0.000000000000062926996946544" calcext:value-type="float">
            <text:p>0.00</text:p>
          </table:table-cell>
          <table:table-cell table:style-name="ce23" table:formula="of:=[.E7]+[.E17]" office:value-type="float" office:value="0" calcext:value-type="float">
            <text:p>0.00</text:p>
          </table:table-cell>
          <table:table-cell table:formula="of:=[.F7]+[.F17]" office:value-type="float" office:value="4.79406334487155" calcext:value-type="float">
            <text:p>4.79</text:p>
          </table:table-cell>
          <table:table-cell table:style-name="ce23" table:formula="of:=[.G7]+[.G17]" office:value-type="float" office:value="-0.000000000239978365120331" calcext:value-type="float">
            <text:p>0.00</text:p>
          </table:table-cell>
          <table:table-cell table:style-name="ce23" table:formula="of:=[.H7]+[.H17]" office:value-type="float" office:value="0" calcext:value-type="float">
            <text:p>0.00</text:p>
          </table:table-cell>
          <table:table-cell table:formula="of:=[.I7]+[.I17]" office:value-type="float" office:value="1.21836367329749" calcext:value-type="float">
            <text:p>1.22</text:p>
          </table:table-cell>
          <table:table-cell table:number-columns-repeated="13"/>
        </table:table-row>
        <table:table-row table:style-name="ro1">
          <table:table-cell table:style-name="ce23" table:formula="of:=[.A18]" office:value-type="string" office:string-value="EQ1613" calcext:value-type="string">
            <text:p>EQ1613</text:p>
          </table:table-cell>
          <table:table-cell table:style-name="ce23"/>
          <table:table-cell table:style-name="ce23" table:formula="of:=COM.MICROSOFT.CONCAT([.C8];&quot;+&quot;;[.C18])" office:value-type="string" office:string-value="3E+2E" calcext:value-type="string">
            <text:p>3E+2E</text:p>
          </table:table-cell>
          <table:table-cell table:style-name="ce23" table:formula="of:=[.D8]+[.D18]" office:value-type="float" office:value="0.000000000000195512939171749" calcext:value-type="float">
            <text:p>0.00</text:p>
          </table:table-cell>
          <table:table-cell table:style-name="ce23" table:formula="of:=[.E8]+[.E18]" office:value-type="float" office:value="0" calcext:value-type="float">
            <text:p>0.00</text:p>
          </table:table-cell>
          <table:table-cell table:formula="of:=[.F8]+[.F18]" office:value-type="float" office:value="18.889769049108" calcext:value-type="float">
            <text:p>18.89</text:p>
          </table:table-cell>
          <table:table-cell table:style-name="ce23" table:formula="of:=[.G8]+[.G18]" office:value-type="float" office:value="-0.0000000182207137186639" calcext:value-type="float">
            <text:p>0.00</text:p>
          </table:table-cell>
          <table:table-cell table:style-name="ce23" table:formula="of:=[.H8]+[.H18]" office:value-type="float" office:value="0" calcext:value-type="float">
            <text:p>0.00</text:p>
          </table:table-cell>
          <table:table-cell table:formula="of:=[.I8]+[.I18]" office:value-type="float" office:value="4.17729885554541" calcext:value-type="float">
            <text:p>4.18</text:p>
          </table:table-cell>
          <table:table-cell table:number-columns-repeated="13"/>
        </table:table-row>
        <table:table-row table:style-name="ro1">
          <table:table-cell table:style-name="ce23" table:formula="of:=[.A19]" office:value-type="string" office:string-value="EQ1615" calcext:value-type="string">
            <text:p>EQ1615</text:p>
          </table:table-cell>
          <table:table-cell table:style-name="ce23"/>
          <table:table-cell table:style-name="ce23" table:formula="of:=COM.MICROSOFT.CONCAT([.C9];&quot;+&quot;;[.C19])" office:value-type="string" office:string-value="3E+2E" calcext:value-type="string">
            <text:p>3E+2E</text:p>
          </table:table-cell>
          <table:table-cell table:style-name="ce23" table:formula="of:=[.D9]+[.D19]" office:value-type="float" office:value="6.3913319081621E-015" calcext:value-type="float">
            <text:p>0.00</text:p>
          </table:table-cell>
          <table:table-cell table:style-name="ce23" table:formula="of:=[.E9]+[.E19]" office:value-type="float" office:value="0" calcext:value-type="float">
            <text:p>0.00</text:p>
          </table:table-cell>
          <table:table-cell table:formula="of:=[.F9]+[.F19]" office:value-type="float" office:value="1.76270047508034" calcext:value-type="float">
            <text:p>1.76</text:p>
          </table:table-cell>
          <table:table-cell table:style-name="ce23" table:formula="of:=[.G9]+[.G19]" office:value-type="float" office:value="0.00000000212266148959535" calcext:value-type="float">
            <text:p>0.00</text:p>
          </table:table-cell>
          <table:table-cell table:style-name="ce23" table:formula="of:=[.H9]+[.H19]" office:value-type="float" office:value="0" calcext:value-type="float">
            <text:p>0.00</text:p>
          </table:table-cell>
          <table:table-cell table:formula="of:=[.I9]+[.I19]" office:value-type="float" office:value="0.497137390331388" calcext:value-type="float">
            <text:p>0.50</text:p>
          </table:table-cell>
          <table:table-cell table:number-columns-repeated="4"/>
          <table:table-cell table:style-name="ce31" office:value-type="string" calcext:value-type="string" table:number-columns-spanned="2" table:number-rows-spanned="1">
            <text:p>Loads on bearing wall (kips/foot)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23" table:number-columns-repeated="4"/>
          <table:table-cell/>
          <table:table-cell table:style-name="ce25" table:formula="of:=MAX([.F23:.F29])" office:value-type="float" office:value="20.9780271217942" calcext:value-type="float">
            <text:p>20.98</text:p>
          </table:table-cell>
          <table:table-cell table:number-columns-repeated="2"/>
          <table:table-cell table:style-name="ce25" table:formula="of:=MAX([.I23:.I29])" office:value-type="float" office:value="4.61582543269457" calcext:value-type="float">
            <text:p>4.62</text:p>
          </table:table-cell>
          <table:table-cell table:number-columns-repeated="4"/>
          <table:table-cell table:formula="of:=[.N23]" office:value-type="string" office:string-value="DEAD LOAD" calcext:value-type="string">
            <text:p>DEAD LOAD</text:p>
          </table:table-cell>
          <table:table-cell table:formula="of:=[.O23]*0.0685217832" office:value-type="float" office:value="0.851847120017664" calcext:value-type="float">
            <text:p>0.8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30]/[.$L$1]" office:value-type="float" office:value="34.4127741499248" calcext:value-type="float">
            <text:p>34.41</text:p>
          </table:table-cell>
          <table:table-cell table:style-name="ce23"/>
          <table:table-cell/>
          <table:table-cell table:style-name="ce25" table:formula="of:=[.I30]/[.$L$1]" office:value-type="float" office:value="7.57189211400028" calcext:value-type="float">
            <text:p>7.57</text:p>
          </table:table-cell>
          <table:table-cell table:number-columns-repeated="4"/>
          <table:table-cell table:formula="of:=[.N24]" office:value-type="string" office:string-value="LIVE LOAD" calcext:value-type="string">
            <text:p>LIVE LOAD</text:p>
          </table:table-cell>
          <table:table-cell table:formula="of:=[.O24]*0.0685217832" office:value-type="float" office:value="1.18267849509052" calcext:value-type="float">
            <text:p>1.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table:number-columns-repeated="2"/>
          <table:table-cell table:style-name="ce23"/>
          <table:table-cell/>
          <table:table-cell table:style-name="ce25"/>
          <table:table-cell table:number-columns-repeated="4"/>
          <table:table-cell table:formula="of:=[.N25]" office:value-type="string" office:string-value="SNOW LOAD" calcext:value-type="string">
            <text:p>SNOW LOAD</text:p>
          </table:table-cell>
          <table:table-cell table:formula="of:=[.O25]*0.0685217832" office:value-type="float" office:value="0.825558211034886" calcext:value-type="float">
            <text:p>0.83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.N26]" office:value-type="string" office:string-value="WIND LOAD" calcext:value-type="string">
            <text:p>WIND LOAD</text:p>
          </table:table-cell>
          <table:table-cell table:formula="of:=[.O26]*0.0685217832" office:value-type="float" office:value="-0.521621377948415" calcext:value-type="float">
            <text:p>-0.52</text:p>
          </table:table-cell>
          <table:table-cell table:number-columns-repeated="7"/>
        </table:table-row>
        <table:table-row table:style-name="ro3">
          <table:table-cell table:style-name="ce23" office:value-type="string" calcext:value-type="string">
            <text:p>EQ1608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2391865311656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4]" office:value-type="float" office:value="4.8794406537312" calcext:value-type="float">
            <text:p>4.88</text:p>
          </table:table-cell>
          <table:table-cell table:style-name="ce23" office:value-type="float" office:value="0.00000000000033888620862102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4]-[$E_reactions.F34]" office:value-type="float" office:value="1.96833514140599" calcext:value-type="float">
            <text:p>1.97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09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76241235547058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5]" office:value-type="float" office:value="12.6126495945638" calcext:value-type="float">
            <text:p>12.61</text:p>
          </table:table-cell>
          <table:table-cell table:style-name="ce23" office:value-type="float" office:value="0.00000000000090096807255937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5]-[$E_reactions.F35]" office:value-type="float" office:value="4.76054126717621" calcext:value-type="float">
            <text:p>4.76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0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2391865311656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6]" office:value-type="float" office:value="4.8794406537312" calcext:value-type="float">
            <text:p>4.88</text:p>
          </table:table-cell>
          <table:table-cell table:style-name="ce23" office:value-type="float" office:value="0.00000000000033888620862102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6]-[$E_reactions.F36]" office:value-type="float" office:value="1.96833514140599" calcext:value-type="float">
            <text:p>1.97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1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9099388737231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7]" office:value-type="float" office:value="10.6793473593557" calcext:value-type="float">
            <text:p>10.68</text:p>
          </table:table-cell>
          <table:table-cell table:style-name="ce23" office:value-type="float" office:value="0.00000000000077699259206019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7]-[$E_reactions.F37]" office:value-type="float" office:value="4.06248973573372" calcext:value-type="float">
            <text:p>4.06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2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2391865311656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8]" office:value-type="float" office:value="4.8794406537312" calcext:value-type="float">
            <text:p>4.88</text:p>
          </table:table-cell>
          <table:table-cell table:style-name="ce23" office:value-type="float" office:value="0.00000000000033888620862102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8]-[$E_reactions.F38]" office:value-type="float" office:value="1.96833514140599" calcext:value-type="float">
            <text:p>1.97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3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19099388737231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9]" office:value-type="float" office:value="10.6793473593557" calcext:value-type="float">
            <text:p>10.68</text:p>
          </table:table-cell>
          <table:table-cell table:style-name="ce23" office:value-type="float" office:value="0.00000000000077699259206019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39]-[$E_reactions.F39]" office:value-type="float" office:value="4.06248973573372" calcext:value-type="float">
            <text:p>4.06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EQ1615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1.23634436022257E-015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40]" office:value-type="float" office:value="2.92766450857365" calcext:value-type="float">
            <text:p>2.93</text:p>
          </table:table-cell>
          <table:table-cell table:style-name="ce23" office:value-type="float" office:value="0.000000000000202213331045318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40]-[$E_reactions.F40]" office:value-type="float" office:value="1.18100113177236" calcext:value-type="float">
            <text:p>1.18</text:p>
          </table:table-cell>
          <table:table-cell table:number-columns-repeated="13"/>
        </table:table-row>
        <table:table-row table:style-name="ro3">
          <table:table-cell table:style-name="ce23" office:value-type="string" calcext:value-type="string">
            <text:p>LIVE</text:p>
          </table:table-cell>
          <table:table-cell table:style-name="ce23" office:value-type="string" calcext:value-type="string">
            <text:p>2<text:span text:style-name="T1">nd</text:span> floor</text:p>
          </table:table-cell>
          <table:table-cell table:style-name="ce23" office:value-type="string" calcext:value-type="string">
            <text:p>1E</text:p>
          </table:table-cell>
          <table:table-cell table:style-name="ce23" office:value-type="float" office:value="-0.0000000000000307665004584123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41]" office:value-type="float" office:value="7.73320894083266" calcext:value-type="float">
            <text:p>7.73</text:p>
          </table:table-cell>
          <table:table-cell table:style-name="ce23" office:value-type="float" office:value="0.000000000000568661488812301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formula="of:=[$E_reactions.I41]-[$E_reactions.F41]" office:value-type="float" office:value="2.79220612577029" calcext:value-type="float">
            <text:p>2.7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5" table:formula="of:=MAX([.F34:.F41])" office:value-type="float" office:value="12.6126495945638" calcext:value-type="float">
            <text:p>12.61</text:p>
          </table:table-cell>
          <table:table-cell table:number-columns-repeated="2"/>
          <table:table-cell table:style-name="ce25" table:formula="of:=MAX([.I34:.I41])" office:value-type="float" office:value="4.76054126717621" calcext:value-type="float">
            <text:p>4.7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42]/[.$L$1]" office:value-type="float" office:value="20.690041985833" calcext:value-type="float">
            <text:p>20.69</text:p>
          </table:table-cell>
          <table:table-cell table:style-name="ce23"/>
          <table:table-cell/>
          <table:table-cell table:style-name="ce25" table:formula="of:=[.I42]/[.$L$1]" office:value-type="float" office:value="7.80928685560402" calcext:value-type="float">
            <text:p>7.81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8" table:number-columns-spanned="3" table:number-rows-spanned="1"/>
          <table:covered-table-cell table:style-name="ce29"/>
          <table:covered-table-cell table:style-name="ce33"/>
          <table:table-cell table:number-columns-repeated="7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E+2E+1E" calcext:value-type="string">
            <text:p>3E+2E+1E</text:p>
          </table:table-cell>
          <table:table-cell table:style-name="ce23" table:formula="of:=[.D13]+[.D3]+[.D34]" office:value-type="float" office:value="0.0000000000000654907239550085" calcext:value-type="float">
            <text:p>0.00</text:p>
          </table:table-cell>
          <table:table-cell table:style-name="ce23"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12.4578482799176" calcext:value-type="float">
            <text:p>12.46</text:p>
          </table:table-cell>
          <table:table-cell table:style-name="ce23" table:formula="of:=[.G13]+[.G3]+[.G34]" office:value-type="float" office:value="-0.00000000590626178646016" calcext:value-type="float">
            <text:p>0.00</text:p>
          </table:table-cell>
          <table:table-cell table:style-name="ce23"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3.77140095629235" calcext:value-type="float">
            <text:p>3.77</text:p>
          </table:table-cell>
          <table:table-cell table:number-columns-repeated="3"/>
          <table:table-cell table:style-name="ce29" table:formula="of:=[.C45]" office:value-type="string" office:string-value="3E+2E+1E" calcext:value-type="string">
            <text:p>3E+2E+1E</text:p>
          </table:table-cell>
          <table:table-cell table:style-name="ce29" office:value-type="string" calcext:value-type="string">
            <text:p>DEAD LOAD</text:p>
          </table:table-cell>
          <table:table-cell table:style-name="ce33" table:formula="of:=[.F45]/[.$L$1]" office:value-type="float" office:value="20.4361028213871" calcext:value-type="float">
            <text:p>20.44</text:p>
          </table:table-cell>
          <table:table-cell table:formula="of:=[.I45]/[.$L$1]" office:value-type="float" office:value="6.18668135874729" calcext:value-type="float">
            <text:p>6.19</text:p>
          </table:table-cell>
          <table:table-cell table:number-columns-repeated="6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E+2E+1E" calcext:value-type="string">
            <text:p>3E+2E+1E</text:p>
          </table:table-cell>
          <table:table-cell table:style-name="ce23" table:formula="of:=[.D14]+[.D4]+[.D35]" office:value-type="float" office:value="0.000000000000161051616487384" calcext:value-type="float">
            <text:p>0.00</text:p>
          </table:table-cell>
          <table:table-cell table:style-name="ce23"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30.7126866492029" calcext:value-type="float">
            <text:p>30.71</text:p>
          </table:table-cell>
          <table:table-cell table:style-name="ce23" table:formula="of:=[.G14]+[.G4]+[.G35]" office:value-type="float" office:value="-0.000000013043760862428" calcext:value-type="float">
            <text:p>0.00</text:p>
          </table:table-cell>
          <table:table-cell table:style-name="ce23"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8.77162875371585" calcext:value-type="float">
            <text:p>8.77</text:p>
          </table:table-cell>
          <table:table-cell table:number-columns-repeated="3"/>
          <table:table-cell table:style-name="ce29" table:formula="of:=[.C46]" office:value-type="string" office:string-value="3E+2E+1E" calcext:value-type="string">
            <text:p>3E+2E+1E</text:p>
          </table:table-cell>
          <table:table-cell table:style-name="ce29" office:value-type="string" calcext:value-type="string">
            <text:p>LIVE LOAD</text:p>
          </table:table-cell>
          <table:table-cell table:style-name="ce33" table:formula="of:=([.F46]-[.F45])/[.$L$1]" office:value-type="float" office:value="29.9456009994839" calcext:value-type="float">
            <text:p>29.95</text:p>
          </table:table-cell>
          <table:table-cell table:formula="of:=([.I46]-[.I45])/[.$L$1]" office:value-type="float" office:value="8.20247342097031" calcext:value-type="float">
            <text:p>8.20</text:p>
          </table:table-cell>
          <table:table-cell table:number-columns-repeated="6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E+2E+1E" calcext:value-type="string">
            <text:p>3E+2E+1E</text:p>
          </table:table-cell>
          <table:table-cell table:style-name="ce23" table:formula="of:=[.D15]+[.D5]+[.D36]" office:value-type="float" office:value="-6.39488462184006E-016" calcext:value-type="float">
            <text:p>0.00</text:p>
          </table:table-cell>
          <table:table-cell table:style-name="ce23"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19.8023781789419" calcext:value-type="float">
            <text:p>19.80</text:p>
          </table:table-cell>
          <table:table-cell table:style-name="ce23" table:formula="of:=[.G15]+[.G5]+[.G36]" office:value-type="float" office:value="-0.0000000208536535019665" calcext:value-type="float">
            <text:p>0.00</text:p>
          </table:table-cell>
          <table:table-cell table:style-name="ce23"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5.31372544171672" calcext:value-type="float">
            <text:p>5.31</text:p>
          </table:table-cell>
          <table:table-cell table:number-columns-repeated="3"/>
          <table:table-cell table:style-name="ce29" table:formula="of:=[.C47]" office:value-type="string" office:string-value="3E+2E+1E" calcext:value-type="string">
            <text:p>3E+2E+1E</text:p>
          </table:table-cell>
          <table:table-cell table:style-name="ce29" office:value-type="string" calcext:value-type="string">
            <text:p>SNOW LOAD</text:p>
          </table:table-cell>
          <table:table-cell table:style-name="ce33" table:formula="of:=([.F47]-[.F45])/[.$L$1]" office:value-type="float" office:value="12.0481133514179" calcext:value-type="float">
            <text:p>12.05</text:p>
          </table:table-cell>
          <table:table-cell table:formula="of:=([.I47]-[.I45])/[.$L$1]" office:value-type="float" office:value="2.53005985141793" calcext:value-type="float">
            <text:p>2.53</text:p>
          </table:table-cell>
          <table:table-cell table:number-columns-repeated="6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E+2E+1E" calcext:value-type="string">
            <text:p>3E+2E+1E</text:p>
          </table:table-cell>
          <table:table-cell table:style-name="ce23" table:formula="of:=[.D16]+[.D6]+[.D37]" office:value-type="float" office:value="0.000000000000352770257450174" calcext:value-type="float">
            <text:p>0.00</text:p>
          </table:table-cell>
          <table:table-cell table:style-name="ce23"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31.6573744811499" calcext:value-type="float">
            <text:p>31.66</text:p>
          </table:table-cell>
          <table:table-cell table:style-name="ce23" table:formula="of:=[.G16]+[.G6]+[.G37]" office:value-type="float" office:value="-0.0000000224698967047665" calcext:value-type="float">
            <text:p>0.00</text:p>
          </table:table-cell>
          <table:table-cell table:style-name="ce23"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8.67831516842829" calcext:value-type="float">
            <text:p>8.68</text:p>
          </table:table-cell>
          <table:table-cell table:number-columns-repeated="3"/>
          <table:table-cell table:style-name="ce29" table:formula="of:=[.C48]" office:value-type="string" office:string-value="3E+2E+1E" calcext:value-type="string">
            <text:p>3E+2E+1E</text:p>
          </table:table-cell>
          <table:table-cell table:style-name="ce29" office:value-type="string" calcext:value-type="string">
            <text:p>WIND LOAD</text:p>
          </table:table-cell>
          <table:table-cell table:style-name="ce33" table:formula="of:=([.F49]-[.F45])/0.6/[.$L$1]" office:value-type="float" office:value="-7.61248983299102" calcext:value-type="float">
            <text:p>-7.61</text:p>
          </table:table-cell>
          <table:table-cell table:formula="of:=([.I49]-[.I45])/0.6/[.$L$1]" office:value-type="float" office:value="-1.59859509402031" calcext:value-type="float">
            <text:p>-1.60</text:p>
          </table:table-cell>
          <table:table-cell table:number-columns-repeated="6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E+2E+1E" calcext:value-type="string">
            <text:p>3E+2E+1E</text:p>
          </table:table-cell>
          <table:table-cell table:style-name="ce23" table:formula="of:=[.D17]+[.D7]+[.D38]" office:value-type="float" office:value="0.0000000000000505351316348879" calcext:value-type="float">
            <text:p>0.00</text:p>
          </table:table-cell>
          <table:table-cell table:style-name="ce23"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9.67350399860275" calcext:value-type="float">
            <text:p>9.67</text:p>
          </table:table-cell>
          <table:table-cell table:style-name="ce23" table:formula="of:=[.G17]+[.G7]+[.G38]" office:value-type="float" office:value="-0.00000000023963947891171" calcext:value-type="float">
            <text:p>0.00</text:p>
          </table:table-cell>
          <table:table-cell table:style-name="ce23"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3.18669881470348" calcext:value-type="float">
            <text:p>3.19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E+2E+1E" calcext:value-type="string">
            <text:p>3E+2E+1E</text:p>
          </table:table-cell>
          <table:table-cell table:style-name="ce23" table:formula="of:=[.D18]+[.D8]+[.D39]" office:value-type="float" office:value="0.000000000000176413550434517" calcext:value-type="float">
            <text:p>0.00</text:p>
          </table:table-cell>
          <table:table-cell table:style-name="ce23"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29.5691164084637" calcext:value-type="float">
            <text:p>29.57</text:p>
          </table:table-cell>
          <table:table-cell table:style-name="ce23" table:formula="of:=[.G18]+[.G8]+[.G39]" office:value-type="float" office:value="-0.0000000182199367260719" calcext:value-type="float">
            <text:p>0.00</text:p>
          </table:table-cell>
          <table:table-cell table:style-name="ce23"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8.23978859127913" calcext:value-type="float">
            <text:p>8.24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E+2E+1E" calcext:value-type="string">
            <text:p>3E+2E+1E</text:p>
          </table:table-cell>
          <table:table-cell table:style-name="ce23" table:formula="of:=[.D19]+[.D9]+[.D40]" office:value-type="float" office:value="5.15498754793953E-015" calcext:value-type="float">
            <text:p>0.00</text:p>
          </table:table-cell>
          <table:table-cell table:style-name="ce23"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4.69036498365399" calcext:value-type="float">
            <text:p>4.69</text:p>
          </table:table-cell>
          <table:table-cell table:style-name="ce23" table:formula="of:=[.G19]+[.G9]+[.G40]" office:value-type="float" office:value="0.0000000021228637029264" calcext:value-type="float">
            <text:p>0.00</text:p>
          </table:table-cell>
          <table:table-cell table:style-name="ce23"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1.67813852210375" calcext:value-type="float">
            <text:p>1.6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25" table:formula="of:=MAX([.F45:.F51])" office:value-type="float" office:value="31.6573744811499" calcext:value-type="float">
            <text:p>31.66</text:p>
          </table:table-cell>
          <table:table-cell table:number-columns-repeated="2"/>
          <table:table-cell table:style-name="ce25" table:formula="of:=MAX([.I45:.I51])" office:value-type="float" office:value="8.77162875371585" calcext:value-type="float">
            <text:p>8.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25" office:value-type="string" calcext:value-type="string">
            <text:p>kN/m</text:p>
          </table:table-cell>
          <table:table-cell table:style-name="ce25" table:formula="of:=[.F52]/[.$L$1]" office:value-type="float" office:value="51.9313885845634" calcext:value-type="float">
            <text:p>51.93</text:p>
          </table:table-cell>
          <table:table-cell table:style-name="ce23"/>
          <table:table-cell/>
          <table:table-cell table:style-name="ce25" table:formula="of:=[.I52]/[.$L$1]" office:value-type="float" office:value="14.3891547797176" calcext:value-type="float">
            <text:p>14.39</text:p>
          </table:table-cell>
          <table:table-cell table:number-columns-repeated="13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9:43:21.875195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19:49:34.585094720</dc:date>
    <meta:editing-duration>PT3H52M43S</meta:editing-duration>
    <meta:editing-cycles>31</meta:editing-cycles>
    <meta:generator>LibreOffice/6.0.7.3$Linux_X86_64 LibreOffice_project/00m0$Build-3</meta:generator>
    <meta:document-statistic meta:table-count="2" meta:cell-count="854" meta:object-count="0"/>
  </office:meta>
</office:document-meta>
</file>